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 </text:p>
      <text:p text:style-name="Standard">trieda: sexta </text:p>
      <text:p text:style-name="Standard">škola: Gymnázium J.J. Bánovce </text:p>
      <text:p text:style-name="Standard">úloha č.5</text:p>
      <text:p text:style-name="Standard"/>
      <text:p text:style-name="Standard"/>
      <text:p text:style-name="Standard">Moja úloha používa slovník, ktorý som si zhotovil z wikipedie.</text:p>
      <text:p text:style-name="Standard"><text:a xlink:type="simple" xlink:href="http://dumps.wikimedia.org/skwiki/20111225/skwiki-20111225-pages-articles.xml.bz2">http://dumps.wikimedia.org/skwiki/20111225/skwiki-20111225-pages-articles.xml.bz2</text:a></text:p>
      <text:p text:style-name="Standard"/>
      <text:list xml:id="list1283006735" text:style-name="L1">
        <text:list-item>
          <text:p text:style-name="P1">program mi nechcel brať UTF8, tak iconv na cp1250</text:p>
        </text:list-item>
      </text:list>
      <text:p text:style-name="Standard">3.</text:p>
      <text:p text:style-name="Standard"/>
      <text:p text:style-name="Standard">Ďalej odstránime diakritiku</text:p>
      <text:p text:style-name="Standard"><text:s/>#include &lt;stdio.h&gt; </text:p>
      <text:p text:style-name="Standard">#include &lt;stdlib.h&gt; </text:p>
      <text:p text:style-name="Standard"/>
      <text:p text:style-name="Standard">int main (int argc, char *argv[]) </text:p>
      <text:p text:style-name="Standard">{ </text:p>
      <text:p text:style-name="Standard"><text:s text:c="2"/>FILE *f, *f1; </text:p>
      <text:p text:style-name="Standard"><text:s text:c="2"/>int c,j; </text:p>
      <text:p text:style-name="Standard"><text:s text:c="2"/>const char Win1250[] = <text:s/>{(char)0xE1,(char)0xE4,(char)0xB9,(char)0xE2, </text:p>
      <text:p text:style-name="Standard"><text:s text:c="27"/>(char)0xE3,(char)0xE8,(char)0xE6,(char)0xE7, </text:p>
      <text:p text:style-name="Standard"><text:s text:c="27"/>(char)0xEF,(char)0xF0,(char)0xE9,(char)0xEC, </text:p>
      <text:p text:style-name="Standard"><text:s text:c="27"/>(char)0xEB,(char)0xEA,(char)0xED,(char)0xEE, </text:p>
      <text:p text:style-name="Standard"><text:s text:c="27"/>(char)0xBE,(char)0xB3,(char)0xE5,(char)0xF2, </text:p>
      <text:p text:style-name="Standard"><text:s text:c="27"/>(char)0xF1,(char)0xF3,(char)0xF6,(char)0xF4, </text:p>
      <text:p text:style-name="Standard"><text:s text:c="27"/>(char)0xF5,(char)0xF8,(char)0xE0,(char)0x9A, </text:p>
      <text:p text:style-name="Standard"><text:s text:c="27"/>(char)0xBA,(char)0x9C,(char)0x9D,(char)0xFE, </text:p>
      <text:p text:style-name="Standard"><text:s text:c="27"/>(char)0xFA,(char)0xF9,(char)0xFC,(char)0xFB, </text:p>
      <text:p text:style-name="Standard"><text:s text:c="27"/>(char)0xFD,(char)0x9E,(char)0x9F,(char)0xBF, </text:p>
      <text:p text:style-name="Standard"><text:s text:c="27"/>(char)0xC1,(char)0xC4,(char)0xA5,(char)0xC2, </text:p>
      <text:p text:style-name="Standard"><text:s text:c="27"/>(char)0xC3,(char)0xC8,(char)0xC6,(char)0xC7, </text:p>
      <text:p text:style-name="Standard"><text:s text:c="27"/>(char)0xCF,(char)0xD0,(char)0xC9,(char)0xCC, </text:p>
      <text:p text:style-name="Standard"><text:s text:c="27"/>(char)0xCB,(char)0xCA,(char)0xCD,(char)0xCE, </text:p>
      <text:p text:style-name="Standard"><text:s text:c="27"/>(char)0xBC,(char)0xA3,(char)0xC5,(char)0xD2, </text:p>
      <text:p text:style-name="Standard"><text:s text:c="27"/>(char)0xD1,(char)0xD3,(char)0xD6,(char)0xD4, </text:p>
      <text:p text:style-name="Standard"><text:s text:c="27"/>(char)0xD5,(char)0xD8,(char)0xC0,(char)0x8A, </text:p>
      <text:p text:style-name="Standard"><text:s text:c="27"/>(char)0xAA,(char)0x8C,(char)0x8D,(char)0xDE, </text:p>
      <text:p text:style-name="Standard"><text:s text:c="27"/>(char)0xDA,(char)0xD9,(char)0xDC,(char)0xDB, </text:p>
      <text:p text:style-name="Standard"><text:s text:c="27"/>(char)0xDD,(char)0x8E,(char)0x8F,(char)0xAF, </text:p>
      <text:p text:style-name="Standard"><text:s text:c="27"/>(char)0x00}; </text:p>
      <text:p text:style-name="Standard"><text:s text:c="2"/>const char BezDiak[] = <text:s/>{(char)0x61,(char)0x61,(char)0x61,(char)0x61, </text:p>
      <text:p text:style-name="Standard"><text:s text:c="27"/>(char)0x61,(char)0x63,(char)0x63,(char)0x63, </text:p>
      <text:p text:style-name="Standard"><text:s text:c="27"/>(char)0x64,(char)0x64,(char)0x65,(char)0x65, </text:p>
      <text:p text:style-name="Standard"><text:s text:c="27"/>(char)0x65,(char)0x65,(char)0x69,(char)0x69, </text:p>
      <text:p text:style-name="Standard"><text:s text:c="27"/>(char)0x6C,(char)0x6C,(char)0x6C,(char)0x6E, </text:p>
      <text:p text:style-name="Standard"><text:s text:c="27"/>(char)0x6E,(char)0x6F,(char)0x6F,(char)0x6F, </text:p>
      <text:p text:style-name="Standard"><text:s text:c="27"/>(char)0x6F,(char)0x72,(char)0x72,(char)0x73, </text:p>
      <text:p text:style-name="Standard"><text:s text:c="27"/>(char)0x73,(char)0x73,(char)0x74,(char)0x74, </text:p>
      <text:p text:style-name="Standard"><text:s text:c="27"/>(char)0x75,(char)0x75,(char)0x75,(char)0x75, </text:p>
      <text:p text:style-name="Standard"><text:s text:c="27"/>(char)0x79,(char)0x7A,(char)0x7A,(char)0x7A, </text:p>
      <text:p text:style-name="Standard"><text:s text:c="27"/>(char)0x41,(char)0x41,(char)0x41,(char)0x41, </text:p>
      <text:p text:style-name="Standard"><text:soft-page-break/><text:s text:c="27"/>(char)0x41,(char)0x43,(char)0x43,(char)0x43, </text:p>
      <text:p text:style-name="Standard"><text:s text:c="27"/>(char)0x44,(char)0x44,(char)0x45,(char)0x45, </text:p>
      <text:p text:style-name="Standard"><text:s text:c="27"/>(char)0x45,(char)0x45,(char)0x49,(char)0x49, </text:p>
      <text:p text:style-name="Standard"><text:s text:c="27"/>(char)0x4C,(char)0x4C,(char)0x4C,(char)0x4E, </text:p>
      <text:p text:style-name="Standard"><text:s text:c="27"/>(char)0x4E,(char)0x4F,(char)0x4F,(char)0x4F, </text:p>
      <text:p text:style-name="Standard"><text:s text:c="27"/>(char)0x4F,(char)0x52,(char)0x52,(char)0x53, </text:p>
      <text:p text:style-name="Standard"><text:s text:c="27"/>(char)0x53,(char)0x53,(char)0x54,(char)0x54, </text:p>
      <text:p text:style-name="Standard"><text:s text:c="27"/>(char)0x55,(char)0x55,(char)0x55,(char)0x55, </text:p>
      <text:p text:style-name="Standard"><text:s text:c="27"/>(char)0x59,(char)0x5A,(char)0x5A,(char)0x5A, </text:p>
      <text:p text:style-name="Standard"><text:s text:c="27"/>(char)0x00}; </text:p>
      <text:p text:style-name="Standard"><text:s text:c="2"/>f = fopen("wiki","r"); </text:p>
      <text:p text:style-name="Standard"><text:s text:c="2"/>if (!f) { </text:p>
      <text:p text:style-name="Standard"/>
      <text:p text:style-name="Standard"><text:s text:c="4"/>fflush(stdin); </text:p>
      <text:p text:style-name="Standard"><text:s text:c="4"/>getchar(); </text:p>
      <text:p text:style-name="Standard"><text:s text:c="4"/>return 1; </text:p>
      <text:p text:style-name="Standard"><text:s text:c="2"/>}; </text:p>
      <text:p text:style-name="Standard"><text:s text:c="2"/>f1 = fopen("output","w"); </text:p>
      <text:p text:style-name="Standard"><text:s text:c="2"/>if (!f1) { </text:p>
      <text:p text:style-name="Standard"><text:s text:c="4"/>fclose(f); </text:p>
      <text:p text:style-name="Standard"/>
      <text:p text:style-name="Standard"/>
      <text:p text:style-name="Standard"><text:s text:c="4"/>fflush(stdin); </text:p>
      <text:p text:style-name="Standard"><text:s text:c="4"/>getchar(); </text:p>
      <text:p text:style-name="Standard"><text:s text:c="4"/>return 2; </text:p>
      <text:p text:style-name="Standard"><text:s text:c="2"/>}; </text:p>
      <text:p text:style-name="Standard"><text:s text:c="2"/>while ((c = getc(f)) != EOF) { </text:p>
      <text:p text:style-name="Standard"><text:s text:c="4"/>for (j = 0; Win1250[j]; j++) if ((char)c == Win1250[j]) break; </text:p>
      <text:p text:style-name="Standard"><text:s text:c="4"/>if (Win1250[j]) { </text:p>
      <text:p text:style-name="Standard"><text:s text:c="6"/>putc((int)BezDiak[j],f1); </text:p>
      <text:p text:style-name="Standard"><text:s text:c="4"/>} else { </text:p>
      <text:p text:style-name="Standard"><text:s text:c="6"/>putc(c,f1); </text:p>
      <text:p text:style-name="Standard"><text:s text:c="4"/>}; </text:p>
      <text:p text:style-name="Standard"><text:s text:c="2"/>}; </text:p>
      <text:p text:style-name="Standard"><text:s text:c="2"/>fclose(f); </text:p>
      <text:p text:style-name="Standard"><text:s text:c="2"/>fclose(f1); </text:p>
      <text:p text:style-name="Standard"/>
      <text:p text:style-name="Standard"><text:s text:c="2"/>fflush(stdin); </text:p>
      <text:p text:style-name="Standard"><text:s text:c="2"/>getchar(); </text:p>
      <text:p text:style-name="Standard"><text:s text:c="2"/>return 0; </text:p>
      <text:p text:style-name="Standard">};</text:p>
      <text:p text:style-name="Standard"/>
      <text:p text:style-name="Standard"/>
      <text:p text:style-name="Standard">4.</text:p>
      <text:p text:style-name="Standard">Niektoré XMLznaky sú zapísané HTML znakmi – na ich opravenie som použil</text:p>
      <text:p text:style-name="Standard"/>
      <text:p text:style-name="Standard">#include &lt;iostream&gt; </text:p>
      <text:p text:style-name="Standard">#include &lt;string&gt; </text:p>
      <text:p text:style-name="Standard">#include &lt;stdlib.h&gt; </text:p>
      <text:p text:style-name="Standard">#include &lt;sstream&gt; </text:p>
      <text:p text:style-name="Standard">#include &lt;math.h&gt; </text:p>
      <text:p text:style-name="Standard">#include &lt;stdio.h&gt; </text:p>
      <text:p text:style-name="Standard"><text:soft-page-break/>using namespace std; </text:p>
      <text:p text:style-name="Standard"/>
      <text:p text:style-name="Standard"/>
      <text:p text:style-name="Standard">int main(){ </text:p>
      <text:p text:style-name="Standard"><text:s text:c="4"/>long pocet = 0; </text:p>
      <text:p text:style-name="Standard"><text:s text:c="4"/>char c; </text:p>
      <text:p text:style-name="Standard">int err=0; </text:p>
      <text:p text:style-name="Standard"><text:s text:c="4"/>while(scanf("%c", &amp;c)!=EOF){ </text:p>
      <text:p text:style-name="Standard">if(c=='&lt;') cout&lt;&lt;" &lt;"; </text:p>
      <text:p text:style-name="Standard">else if(c=='&amp;') cout&lt;&lt;" &amp;"; </text:p>
      <text:p text:style-name="Standard">else if(c=='&gt;') cout&lt;&lt;"&gt; "; </text:p>
      <text:p text:style-name="Standard">else if(c==';') cout&lt;&lt;"; "; </text:p>
      <text:p text:style-name="Standard">else cout&lt;&lt;c; </text:p>
      <text:p text:style-name="Standard"/>
      <text:p text:style-name="Standard"/>
      <text:p text:style-name="Standard"><text:s text:c="3"/>} </text:p>
      <text:p text:style-name="Standard"><text:s text:c="4"/></text:p>
      <text:p text:style-name="Standard"/>
      <text:p text:style-name="Standard"><text:s text:c="4"/>cin.get(); </text:p>
      <text:p text:style-name="Standard"><text:s text:c="4"/>cin.get(); </text:p>
      <text:p text:style-name="Standard"><text:s text:c="4"/></text:p>
      <text:p text:style-name="Standard">}</text:p>
      <text:p text:style-name="Standard"/>
      <text:p text:style-name="Standard">a #include &lt;iostream&gt; </text:p>
      <text:p text:style-name="Standard">#include &lt;string&gt; </text:p>
      <text:p text:style-name="Standard">#include &lt;stdlib.h&gt; </text:p>
      <text:p text:style-name="Standard">#include &lt;sstream&gt; </text:p>
      <text:p text:style-name="Standard">#include &lt;math.h&gt; </text:p>
      <text:p text:style-name="Standard">#include &lt;stdio.h&gt; </text:p>
      <text:p text:style-name="Standard">using namespace std; </text:p>
      <text:p text:style-name="Standard"/>
      <text:p text:style-name="Standard"/>
      <text:p text:style-name="Standard">int main(){ </text:p>
      <text:p text:style-name="Standard"><text:s text:c="4"/>long pocet = 0; </text:p>
      <text:p text:style-name="Standard"><text:s text:c="4"/>char c; </text:p>
      <text:p text:style-name="Standard">string slovo; </text:p>
      <text:p text:style-name="Standard">int err=0; </text:p>
      <text:p text:style-name="Standard">int poc1=0; </text:p>
      <text:p text:style-name="Standard">int poc2=0; </text:p>
      <text:p text:style-name="Standard"><text:s text:c="4"/>while(cin&gt;&gt;slovo){ </text:p>
      <text:p text:style-name="Standard">if(slovo=="&amp;lt;") slovo="&lt;"; </text:p>
      <text:p text:style-name="Standard">if(slovo=="&amp;gt;") slovo="&gt;"; </text:p>
      <text:p text:style-name="Standard">cout&lt;&lt;slovo&lt;&lt;endl; </text:p>
      <text:p text:style-name="Standard"><text:s text:c="3"/>} </text:p>
      <text:p text:style-name="Standard"><text:s text:c="4"/></text:p>
      <text:p text:style-name="Standard"/>
      <text:p text:style-name="Standard"><text:s text:c="4"/>cin.get(); </text:p>
      <text:p text:style-name="Standard"><text:s text:c="4"/>cin.get(); </text:p>
      <text:p text:style-name="Standard"><text:s text:c="4"/></text:p>
      <text:p text:style-name="Standard">}</text:p>
      <text:list xml:id="list817606032" text:style-name="L2">
        <text:list-item>
          <text:p text:style-name="P2">Ešte v texte mohli zostať niektoré znaky ako .,....., tak ich odstránime</text:p>
        </text:list-item>
      </text:list>
      <text:p text:style-name="Standard">#include &lt;iostream&gt; </text:p>
      <text:p text:style-name="Standard"><text:soft-page-break/>#include &lt;string&gt; </text:p>
      <text:p text:style-name="Standard">#include &lt;stdlib.h&gt; </text:p>
      <text:p text:style-name="Standard">#include &lt;sstream&gt; </text:p>
      <text:p text:style-name="Standard">#include &lt;math.h&gt; </text:p>
      <text:p text:style-name="Standard">#include &lt;stdio.h&gt; </text:p>
      <text:p text:style-name="Standard">using namespace std; </text:p>
      <text:p text:style-name="Standard"><text:s/></text:p>
      <text:p text:style-name="Standard"/>
      <text:p text:style-name="Standard">int main(){ </text:p>
      <text:p text:style-name="Standard"><text:s text:c="4"/>long pocet = 0; </text:p>
      <text:p text:style-name="Standard"><text:s text:c="4"/>char c; </text:p>
      <text:p text:style-name="Standard">string slovo; </text:p>
      <text:p text:style-name="Standard">int err=0; </text:p>
      <text:p text:style-name="Standard">int poc1=0; </text:p>
      <text:p text:style-name="Standard">int poc2=0; </text:p>
      <text:p text:style-name="Standard"><text:s text:c="4"/>while(cin&gt;&gt;slovo){ </text:p>
      <text:p text:style-name="Standard">while(slovo.find_first_of(".:,'-()")!=string::npos){ </text:p>
      <text:p text:style-name="Standard">int pos=slovo.find_first_of(".:,-'()"); </text:p>
      <text:p text:style-name="Standard">slovo.replace(pos,1," "); </text:p>
      <text:p text:style-name="Standard">} </text:p>
      <text:p text:style-name="Standard">cout&lt;&lt;slovo&lt;&lt;endl; </text:p>
      <text:p text:style-name="Standard"><text:s text:c="3"/>} </text:p>
      <text:p text:style-name="Standard"><text:s text:c="4"/></text:p>
      <text:p text:style-name="Standard"/>
      <text:p text:style-name="Standard"><text:s text:c="4"/>cin.get(); </text:p>
      <text:p text:style-name="Standard"><text:s text:c="4"/>cin.get(); 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list xml:id="list852637025" text:style-name="L3">
        <text:list-item>
          <text:p text:style-name="P3">Tagy sú už odrezané od textu, takže už ich len odstránime. Odstránime všetky slová s inými znakmi ako a-z</text:p>
        </text:list-item>
      </text:list>
      <text:p text:style-name="Standard">#include &lt;iostream&gt; </text:p>
      <text:p text:style-name="Standard">#include &lt;string&gt; </text:p>
      <text:p text:style-name="Standard">#include &lt;stdlib.h&gt; </text:p>
      <text:p text:style-name="Standard">#include &lt;sstream&gt; </text:p>
      <text:p text:style-name="Standard">#include &lt;math.h&gt; </text:p>
      <text:p text:style-name="Standard">#include &lt;stdio.h&gt; </text:p>
      <text:p text:style-name="Standard">using namespace std; </text:p>
      <text:p text:style-name="Standard"/>
      <text:p text:style-name="Standard"/>
      <text:p text:style-name="Standard">int main(){ </text:p>
      <text:p text:style-name="Standard"><text:s text:c="4"/>long pocet = 0; </text:p>
      <text:p text:style-name="Standard"><text:s text:c="4"/>string slovo; </text:p>
      <text:p text:style-name="Standard">int err=0; </text:p>
      <text:p text:style-name="Standard"><text:s text:c="4"/>while(cin&gt;&gt;slovo){ </text:p>
      <text:p text:style-name="Standard"/>
      <text:p text:style-name="Standard">while(slovo.find_first_not_of("abcdefghijklmnopqrstuvwxyz ")!=string::npos){ </text:p>
      <text:p text:style-name="Standard">int pos=slovo.find_first_not_of("abcdefghijklmnopqrstuvwxyz "); </text:p>
      <text:p text:style-name="Standard"><text:soft-page-break/>slovo.replace(pos,1," "); </text:p>
      <text:p text:style-name="Standard">} 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text:s/>cout&lt;&lt;slovo&lt;&lt;endl; </text:p>
      <text:p text:style-name="Standard"><text:s text:c="3"/>} </text:p>
      <text:p text:style-name="Standard"><text:s text:c="4"/></text:p>
      <text:p text:style-name="Standard"/>
      <text:p text:style-name="Standard"><text:s text:c="4"/>cin.get(); </text:p>
      <text:p text:style-name="Standard"><text:s text:c="4"/>cin.get(); </text:p>
      <text:p text:style-name="Standard"><text:s text:c="4"/></text:p>
      <text:p text:style-name="Standard">}</text:p>
      <text:p text:style-name="Standard"/>
      <text:p text:style-name="Standard">7.</text:p>
      <text:p text:style-name="Standard">Teraz máme všetky slová:</text:p>
      <text:p text:style-name="Standard">už len vybrať všetky najpoužívanejšie slová – budú to všetky s menej ako 11 znakmi a viac ako 150 krát výskytom a ešte premeníme všetky veľké písmená na malé:</text:p>
      <text:p text:style-name="Standard"/>
      <text:p text:style-name="Standard">#include &lt;iostream&gt; </text:p>
      <text:p text:style-name="Standard">#include &lt;string&gt; </text:p>
      <text:p text:style-name="Standard">#include &lt;stdlib.h&gt; </text:p>
      <text:p text:style-name="Standard">#include &lt;sstream&gt; </text:p>
      <text:p text:style-name="Standard">#include &lt;math.h&gt; </text:p>
      <text:p text:style-name="Standard">#include &lt;stdio.h&gt; </text:p>
      <text:p text:style-name="Standard">#include &lt;map&gt; </text:p>
      <text:p text:style-name="Standard">using namespace std; </text:p>
      <text:p text:style-name="Standard">map&lt;string,int&gt; M; </text:p>
      <text:p text:style-name="Standard">map&lt;string,int&gt;::iterator it; </text:p>
      <text:p text:style-name="Standard"/>
      <text:p text:style-name="Standard">int main(){ </text:p>
      <text:p text:style-name="Standard"><text:s text:c="4"/>long pocet = 0; </text:p>
      <text:p text:style-name="Standard"><text:s text:c="4"/>string slovo; </text:p>
      <text:p text:style-name="Standard"/>
      <text:p text:style-name="Standard"><text:s text:c="4"/>while(cin&gt;&gt;slovo){ </text:p>
      <text:p text:style-name="Standard">for (int i=0; i&lt;slovo.length(); i++){ </text:p>
      <text:p text:style-name="Standard">int c=(int)slovo[i]; </text:p>
      <text:p text:style-name="Standard">if(c&gt;64 &amp;&amp; c&lt;91) c+=32; </text:p>
      <text:p text:style-name="Standard">slovo[i]=(char)c; </text:p>
      <text:p text:style-name="Standard">} </text:p>
      <text:p text:style-name="Standard">if(slovo.length()&lt;11){ </text:p>
      <text:p text:style-name="Standard">if(!(M[slovo]&gt;0)) M[slovo]=1; </text:p>
      <text:p text:style-name="Standard">else M[slovo]++; </text:p>
      <text:p text:style-name="Standard">} </text:p>
      <text:p text:style-name="Standard">} </text:p>
      <text:p text:style-name="Standard"/>
      <text:p text:style-name="Standard"/>
      <text:p text:style-name="Standard"><text:soft-page-break/></text:p>
      <text:p text:style-name="Standard">for ( it=M.begin() ; it != M.end(); it++ ) </text:p>
      <text:p text:style-name="Standard">if((*it).second&gt;150) </text:p>
      <text:p text:style-name="Standard">cout &lt;&lt;(*it).first&lt;&lt;"."; 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><text:s text:c="4"/></text:p>
      <text:p text:style-name="Standard"><text:s text:c="4"/></text:p>
      <text:p text:style-name="Standard"/>
      <text:p text:style-name="Standard"><text:s text:c="4"/>cin.get(); </text:p>
      <text:p text:style-name="Standard"><text:s text:c="4"/>cin.get(); </text:p>
      <text:p text:style-name="Standard"><text:s text:c="4"/></text:p>
      <text:p text:style-name="Standard">}</text:p>
      <text:p text:style-name="Standard"/>
      <text:p text:style-name="Standard"/>
      <text:p text:style-name="Standard">A slovník je hotový</text:p>
      <text:p text:style-name="Standard"/>
      <text:p text:style-name="Standard">________________________________________________________________________________</text:p>
      <text:p text:style-name="Standard"/>
      <text:p text:style-name="Standard">Program pracuje asi na takom princípe, že ak sa v slove nachádza _ , tak potom sa hľadajú slová v slovníku, ktorých prvých x znakov je rovnakých v slove slovníku a slove s _ s výnimkou _ .</text:p>
      <text:p text:style-name="Standard">Písmená, ktoré by namiesto _ mohli byť sa pre každé slovo s _ <text:s/>ukladajú. Preto ich počet môže byť max koľko je počet písmen v abecede – tj konštantný počet.</text:p>
      <text:p text:style-name="Standard">Ak sa nájde slovo v slovníku , ktoré má rovnakú dĺžku ako slovo s _, tak potom je väčšia pravdepodobnosť, že to písmeno tam má byť a preto sa počet tohto písmena prenásobí nejakým koeficientom.</text:p>
      <text:p text:style-name="Standard"/>
      <text:p text:style-name="Standard">Na konci sa počty písmen, ktoré by mohli namiesto _ spočítajú a potom ktorého je najviac, tak to sa vypíše.</text:p>
      <text:p text:style-name="Standard"/>
      <text:p text:style-name="Standard">Tak pamäťová zložitosť je lineárna O(N) – pretože si musíme zapamätať, ktoré písmená sme našli – pre každé slovo je to konštantný počet – N je počet slov s _</text:p>
      <text:p text:style-name="Standard"/>
      <text:p text:style-name="Standard">Vector na konci má vždy max počet prvkov a to je počet písmen v abecede – takže nás nezaujíma.</text:p>
      <text:p text:style-name="Standard"/>
      <text:p text:style-name="Standard">Časová zložitosť – </text:p>
      <text:p text:style-name="Standard"/>
      <text:p text:style-name="Standard">Všetky písmená na vstupe musíme načítať, takže už máme časovú zložitosť lineárnu od počet znakov na vstupe. Ak však slovo obsahuje _, tak potom v slovníku začneme vyhľadávať. Akú má však zložitosť vyhľadávanie?? <text:s/>Slovník má síce konštantný počet znakov a aj slov, ale ako som sa dozvedel na fóre keďže je príliš veľká, tak to nemôžem považovať za konštantu, lebo je príliš veľká.</text:p>
      <text:p text:style-name="Standard">Takže načítanie a hľadanie _ má <text:s/>O(N), kde N je počet písmen na vstupe + vyhľadávanie v slovníku má O(n*k) kde n je počet slov s _ a k je počet slov v slovníku(aj keď hľadáme len na začínajúce písmeno, v slovách s _ na začiatku musíme prejsť všetky slová)</text:p>
      <text:p text:style-name="Standard">No a vector na konci má časovú zložitosť lineárnu od počtu slov, takže O(n)</text:p>
      <text:p text:style-name="Standard">Takže celkový čas je O(N+n*k) kde N je počet písmen na vstupe, n je počet slov na vstupe a k je počet slov v slovníku.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#include &lt;iostream&gt; </text:p>
      <text:p text:style-name="Standard">#include &lt;string&gt; </text:p>
      <text:p text:style-name="Standard">#include &lt;vector&gt; </text:p>
      <text:p text:style-name="Standard">#define pocet 15000 </text:p>
      <text:p text:style-name="Standard">#define gh 10 </text:p>
      <text:p text:style-name="Standard">using namespace std; </text:p>
      <text:p text:style-name="Standard">string pole[pocet]; </text:p>
      <text:p text:style-name="Standard">bool find(string in, string pat){ </text:p>
      <text:p text:style-name="Standard">int len=pat.length(); </text:p>
      <text:p text:style-name="Standard">int err=0; </text:p>
      <text:p text:style-name="Standard">for(int i=0; i&lt;len; i++) </text:p>
      <text:p text:style-name="Standard">if(!(in[i]=='_' || in[i]==pat[i])){err=1; break;} </text:p>
      <text:p text:style-name="Standard">if(err==1) return false; </text:p>
      <text:p text:style-name="Standard">else return true;} </text:p>
      <text:p text:style-name="Standard">bool findk(string in, string pat){ </text:p>
      <text:p text:style-name="Standard">int len=pat.length(), err=0; </text:p>
      <text:p text:style-name="Standard">for(int i=in.length()-len; i&lt;in.length(); i++){ </text:p>
      <text:p text:style-name="Standard">if(!(in[i]=='_' || in[i]==pat[i-in.length()+len])){err=1; break;}} </text:p>
      <text:p text:style-name="Standard">if(err==1) return false; </text:p>
      <text:p text:style-name="Standard">else return true;} </text:p>
      <text:p text:style-name="Standard">int main(){ </text:p>
      <text:p text:style-name="Standard">int brek=0; </text:p>
      <text:p text:style-name="Standard">char max[30]; </text:p>
      <text:p text:style-name="Standard">int ma=0; </text:p>
      <text:p text:style-name="Standard">string lol="a.aa.ab.abecedy.about.absolutna.absolutne.absolvoval.abu.aby.ac.academia.academy.acta.ad.adam.admin.admiral.adolf.adresa.adresu.adresy.adrian.adries.advokat.afrika.afrike.afriky.after.ag.again.age.agent.agentura.agentury.ahoj.ai.air.airlines.aj.ak.aka.akademia.akademicky.akademie.akademii.akademiu.akakolvek.akcia.akciach.akcie.akcii.akciu.ake.akej.akejkolvek.akekolvek.akesi.ako.akoby.akom.akou.akt.aktivit.aktivita.aktivitou.aktivitu.aktivity.aktivna.aktivne.aktivneho.aktivnej.aktivny.aktivnych.aktivnym.aktualna.aktualne.aktualny.aku.akukolvek.akurat.aky.akykolvek.akym.akymi.akymsi.akysi.al.alan.albanska.albert.album.albume.albumoch.albumom.albumov.albumu.albumy.ale.alebo.alex.alexander.alexandra.alfa.alfred.algoritmus.ali.aliancie.alice.align.alignbars.alkoholu.all.allen.allium.also.alzbeta.alzbety.am.amatersky.america.american.americania.americanov.americka.americke.americkeho.americkej.americki.americkom.americkou.americku.americky.americkych.americkym.americkymi.amerika.amerike.ameriky.ami.amsterdam.an.analyza.analyze.analyzu.analyzy.and.andre.andrej.andreja.andrew.andy.angazoval.angel.angeles.angl.anglicania.anglicka.anglicke.anglickeho.anglickej.anglicko.anglickom.anglicku.anglicky.anglickych.anglickym.anglictine.anglictiny.ani.anime.anjel.ann.anna.anne.anny.ano.anteny.anthony.anti.antickej.antickych.anton.antona.antonin.antonio.any.ap.aplikacia.aplikacie.aplikacii.apod.apollo.apostolov.apple.apr.april.aprila.aprili.ar.arabske.arabsky.arabskych.arch.archeolog.architekt.architekta.architekti.archiv.archive.archivu.arcibiskup.are.area.areal.areali.arealu.arena.argentina.argentine.argument.argumenty.armad.armada.armade.armadou.armadu.armady.art.arthur.article.arts.as.asi.asistent.asistentom.asociacia.asociacie.aspekt.aspekty.aspon.asteroid.asteroidov.astronaut.astronauti.astronom.astronomia.astronomie.astronomii.astronote.at.atd.atelier.aten.atenach.atentat.ateny.atlantis.atlas.atlet.atletka.atmosfera.atmosfere.atmosferou.atmosferu.atmosfery.atol.atom.atomov.atomu.atomy.atp.au.audi.audio.august.augusta.auguste.aus.australia.australian.australie.australii.australska.australsky.aut.auta.auto.autobus.autobusov.autobusova.autobusy.automatic.automobil.automobilu.automobily.autonomiu.autor.autora.autori.autoritu.<text:soft-page-break/>autority.autorka.autormi.autorom.autorov.autorovi.autorske.autorsky.autorskych.autorstvo.avenue.avsak.award.awards.az.azda.azia.azie.azii.b.ba.baby.back.background.bad.badat.bakterie.bakterii.band.bane.bani.bank.banka.bankovky.banky.banska.banskej.bar.barbara.barcelona.bardejov.baroka.barokova.barokovy.baron.barra.barrett.basen.basgitara.basne.basni.basnicka.basnicke.basnik.basnika.basnikov.basova.bass.basta.baterie.bay.baze.bazilika.baziliky.bb.bbc.bc.bd.be.beatles.beh.behom.behu.bei.bela.belgicka.belgicko.belgicku.belgicky.bell.bella.ben.benatky.benedikt.berie.berlin.berlina.berline.bernard.best.beta.bez.bezi.bezna.bezne.bezneho.beznej.beznom.bezny.beznych.beznym.bezpecne.bezpecnost.bf.biblickych.biblie.bicie.biela.biele.bieleho.bielej.bielo.bielom.bielu.biely.bielych.bielym.big.bilancia.bill.billboard.billy.biografia.biologia.biologicke.biologicky.biologie.biologii.biskup.biskupa.biskupi.biskupom.biskupov.bit.bitiek.bitka.bitke.bitku.bitky.bitov.black.blizi.blizke.blizkeho.blizkej.blizko.blizkom.blizkosti.blizky.blizkych.blizsie.blockquote.blok.blokov.bloku.bloky.blue.blues.bmg.bmw.bo.bob.bocne.bocnych.bod.bode.bodmi.bodoch.bodom.bodov.bodu.body.boeing.boh.boha.bohata.bohate.bohatej.bohato.bohatou.bohatstva.bohatstvo.bohatu.bohaty.bohatych.bohatym.bohom.bohosluzby.bohov.bohovia.bohu.bohuzial.bohyna.bohyne.boj.boja.boje.boji.bojoch.bojom.bojov.bojova.bojoval.bojovali.bojovalo.bojovat.bojove.bojovej.bojovnik.bojovnikov.bojovy.bojovych.bojuje.bokoch.boku.bol.bola.bolest.bolesti.boli.bolo.bomb.bomba.bombarder.bomby.bonus.book.books.border.boris.borngen.boston.bot.botanik.both.bottom.bowie.box.boy.boys.bozej.bozi.bozie.bozieho.bozskeho.bozstva.bozstvo.bp.br.bradley.brana.brane.brani.branil.branili.branit.brankar.brankara.brankari.branou.branu.brany.brat.brata.bratia.bratislava.bratislave.bratislavy.bratmi.bratom.bratov.bratovi.brazilia.brazilii.brazilsky.breh.brehoch.brehu.brehy.brezne.brian.bridge.brigady.britania.britanie.britanii.briti.british.britska.britske.britskeho.britskej.britsky.britskych.britskym.brne.brno.bronto.bronz.bronzova.bronzove.bronzovej.bronzovu.broughton.brown.brush.bubamara.bubenik.bubenika.bud.budapest.budapesti.bude.budem.budeme.budes.budete.buditel.budov.budova.budovach.budovanie.budovat.budove.budovou.budovu.budovy.budu.buduce.buduceho.buducej.buduci.buducich.buducnost.buducnosti.building.bulharska.bulharskej.bulharsko.bulharsku.bulharsky.buniek.bunka.bunkach.bunky.burka.bus.bush.business.but.by.bych.byl.bylo.bystrica.bystrice.bystrici.byt.byte.bytia.bytie.bytost.bytosti.bytov.byty.byva.byvaju.byval.byvala.byvale.byvaleho.byvalej.byvali.byvalom.byvaly.byvalych.byvalym.byvanie.byzantska.byzantskej.byzantsky.c.ca.cache.caesar.caka.cakal.cakat.california.cambridge.can.canvas.car.cara.carl.carlo.carlos.carter.cas.case.casoch.casom.casopis.casopise.casopisoch.casopisom.casopisov.casopisu.casopisy.casova.casove.casoveho.casovo.casovom.casovy.casovych.cast.castami.caste.castejsie.casti.castiach.castic.castica.castice.castle.casto.castou.castym.casu.casy.cc.cca.ccd.cd.ce.cech.cechach.cechov.cechy.cela.celad.celade.cele.celeho.celej.celit.celkom.celkov.celkova.celkove.celkoveho.celkovej.celkovo.celkovom.celkovou.celkovu.celkovy.celkovym.celku.celky.celo.celok.celom.celou.celu.celuste.cely.celych.celym.cena.cene.cenne.cenou.center.centier.centra.central.centralna.centralne.centralnej.centralnu.centralny.centre.centrom.centrum.century.cenu.ceny.cerpal.cerro.cervena.cervene.cerveneho.cervenej.cerveno.cervenom.cervenou.cervenu.cerveny.cervenych.cervenym.ces.cesi.ceska.ceske.ceskeho.ceskej.cesko.ceskom.cesku.cesky.ceskych.ceskym.cest.cesta.cestach.cestami.ceste.cestine.cestiny.cestna.cestne.cestnej.cestny.cestnym.cestou.cestoval.cestovatel.cestovneho.cestovny.cestu.cestujuci.cesty.cez.ch.chad.challenger.chamberlin.chan.chaos.chapanie.chapat.chape.charakter.charakteru.charles.chart.chata.chaty.chce.chcel.chcela.chceli.chcem.chceme.chces.chcete.chcu.chemia.chemicka.chemicke.chemickeho.chemickej.chemicky.chemickych.chemie.chemii.chemik.chemiu.chicago.chicagu.child.chladenie.chladeny.chladne.chlapca.chlapci.chlapcov.chlapec.chod.chodby.chodil.chodili.chodit.chodnik.chorob.choroba.chorobe.chorobu.choroby.chorvatska.chorvatsko.chorvatsku.chorvatsky.chory.chorych.chotar.chotara.chotari.chov.chovom.chovu.chram.chrame.chramom.chramov.chramu.chramy.chranena.chranene.chraneny.chranenych.chrani.chranit.chrbat.chrbta.chrbte.chris.christian.christmas.chudobnych.church.chut.chuti.chvile.chvili.chvilu.chvost.chvosta.chyb.chyba.chybaju.chybne.chybu.chyby.ci.cia.ciara.ciarou.ciary.cias.ciastocne.cicavcov.ciech.ciel.ciela.ciele.cielom.cielov.cielu.cien.cierna.cierne.cierneho.ciernej.cierno.ciernu.cierny.ciernych.ciest.cile.cim.cin.cina.cine.cinitel.cinnost.cinnosti.cinnostou.cinny.cinohra.cinohry.cinska.cinske.cinskeho.cinskej.cinsky.cinskych.cintorin.cintorine.cinu.ciny.cirkev.cirkevna.cirkevne.cirkevneho.cirkevnej.cirkevny.cirkevnych.cirkvi.cirkvou.cisar.cisara.cisarom.cisarov.cisarovi.cisarovna.cisarske.cisarskeho.cisarskej.cisarsky.cisel.cisla.cislami.cisle.cislo.cislom.cista.cist<text:soft-page-break/>e.cisteho.cisto.cisty.cit.cita.citacie.citanie.citat.citatel.citatela.citatelov.citi.citil.citit.citlivost.city.civilistov.civilne.cize.cl.clankami.clankoch.clankom.clankov.clanku.clanky.clanok.clear.clen.clena.clenenia.clenenie.cleni.clenka.clenkou.clenmi.clenom.clenov.clenovia.clenske.clenskych.clenstvo.clovek.cloveka.clovekom.cloveku.club.cm.co.code.coho.cokolvek.collection.college.color.columbia.column.com.comba.come.comic.commons.company.computer.comu.control.cook.coraz.core.cosi.coskoro.count.country.county.cover.cpk.cpu.cr.creva.cross.crowley.crt.crty.cs.csc.csr.cssr.cu.cudzich.cudzie.cup.cyklista.cyklu.cyklus.cyrila.cz.d.da.daju.dakujem.dal.dala.dalej.daleko.dalekohlad.dali.dalo.dalsej.dalsi.dalsia.dalsich.dalsie.dalsieho.dalsiemu.dalsim.dalsimi.dalsiu.dalsom.dalsou.dama.dame.dan.dana.dance.dane.daneho.danej.dani.daniel.daniela.danom.dans.danska.dansko.dansky.danu.dany.danych.dar.darilo.dark.darkgrey.daroval.das.dat.data.databazy.dateformat.datovanie.datuje.datum.datumu.dava.davaju.daval.davali.davat.dave.david.davida.davis.davky.davno.day.dc.dcera.dcerou.dceru.dcery.de.dead.death.debehogne.debut.debutoval.debutovy.december.decembra.decembri.dedicstva.dedicstvo.dedin.dedina.dedine.dedinou.dedinu.dediny.deep.definicia.definicie.definicii.definiciu.definoval.definovana.definovane.definovany.definovat.definuje.dei.dej.deja.deje.dejin.dejinach.dejinam.dejinami.dejiny.dejstvo.dekan.del.dela.deleni.delenia.delenie.deli.delia.delime.delit.della.delta.dem.demo.demografia.demokracia.demokracie.den.denis.denne.dennik.dennika.department.depresie.der.derby.derivaty.des.desat.desatroci.desatrocia.desiatich.desiatky.desiatok.design.detailne.detailov.detaily.deti.detmi.detom.detska.detske.detskej.detsky.detskych.detstva.detstve.detstvo.deutsche.devat.deviatich.di.diagram.dialnic.dialnica.dialnice.dialnicu.dialog.diamond.diania.dianie.dictionary.die.diecezy.diel.diela.dielach.dielam.dielami.diele.dielne.dielni.dielo.dielom.dielov.dielu.diely.diera.diery.dieta.dietata.dietatom.dievca.dievcat.dievcata.digital.digitalne.dinosaura.dinosaurov.dinosaury.diplom.diplomat.dirigent.disciplin.disciplina.discipline.discipliny.discovery.disk.diskov.disku.diskusia.diskusie.diskusii.diskusiu.diskutovat.disky.display.disponuje.dispozicii.div.divaci.divadelna.divadelne.divadelnej.divadelny.divadiel.divadla.divadle.divadlo.divakov.division.divizia.divizie.divizii.dizajn.dizajnu.dj.dlha.dlhe.dlheho.dlhej.dlho.dlhodobe.dlhodobo.dlhom.dlhorocny.dlhou.dlhsi.dlhsie.dlhsiu.dlhu.dlhy.dlhych.dlhym.dlhymi.dlr.dlzka.dlzke.dlzkou.dlzku.dlzky.dna.dne.dnes.dnesna.dnesne.dnesneho.dnesnej.dnesnom.dnesny.dnesnych.dni.dno.dnoch.dnom.dnu.do.dob.doba.dobach.dobe.do</text:p>
      <text:p text:style-name="Standard">bou.dobra.dobre.dobreho.dobrej.dobro.dobrovolne.dobru.dobry.dobrych.dobrym.dobu.doby.dobyl.dobyli.dobyt.dobyti.dobytie.dobytka.dobytok.doc.docasne.docasny.docent.dochadza.dochadzalo.dochodku.dodat.dodatocne.dodava.dodavky.dodnes.dodson.dohlad.dohoda.dohode.dohodli.dohodnut.dohodu.dohody.dohovor.dohromady.dojde.dojem.dojst.dokaz.dokazal.dokazala.dokazali.dokazat.dokaze.dokazom.dokazov.dokazu.dokazuje.dokazuju.dokazy.doklad.dokladne.doklady.dokonale.dokonca.dokoncena.dokoncene.dokonceni.dokoncenie.dokonceny.dokoncil.dokoncili.dokoncit.dokopy.doktor.doktora.doktorat.dokument.dokumente.dokumentov.dokumentu.dokumenty.dolarov.dole.dolet.dolezita.dolezite.dolezitost.dolezitou.dolezitu.dolezity.dolezitych.dolezitym.dolina.doline.dolinou.dolinu.doliny.dolna.dolne.dolneho.dolnej.dolnom.dolny.dolozena.dolozene.dolozeny.dolu.dom.doma.domace.domaceho.domacej.domaci.domacich.domacnosti.domacom.domami.dome.domenove.dominantne.dominantou.dominuje.dominuju.domnievaju.domoch.domom.domov.domova.domovom.domu.domy.don.donedavna.dopad.dopadu.doplna.doplnena.doplnene.doplnenie.doplneny.doplnil.doplnit.doposial.doprava.doprave.dopravna.dopravne.dopravneho.dopravnej.dopravny.dopravnych.dopravu.dopravy.dopredu.dopyt.dorasta.doraz.dorazil.dorazom.dosah.dosahoval.dosahovali.dosahovat.dosahuje.dosahuju.dosiahla.dosiahli.dosiahlo.dosiahne.dosiahnut.dosiahnuti.dosiahol.dosial.doska.doske.dosky.dosledkom.dosledku.dosledky.dosledne.dosledok.doslo.doslova.doslovne.dospel.dospeleho.dospeli.dospelosti.dospelych.dost.dostal.dostala.dostali.dostalo.dostane.dostaneme.dostanu.dostat.dostatocne.dostatocny.dostatok.dostava.dostavaju.dostavali.dostojnik.dostup.dostupna.dostupne.dostupny.dostupnych.doteraz.double.douglas.doveru.dovnutra.dovod.dovodom.dovodov.dovodu.dovody.dovolene.dovolit.dovoluje.dovtedy.down.dozadu.dozvedel.dr.draftovany.drah.draha.drahach.drahe.drahou.drahu.drahy.drama.dramaticke.dramaticky.dramatik.dramaturg.dramy.dream.dres.drese.dreva.dreve.drevena.drevene.dreveny.drevenych.drevin.drevo.drobne.drobnych.drog.drogy.drsc.druh.druha.druhe.druheho.druhej.druhemu.druhmi.druhom.druhotne.druhou.druhov.druhu.druhy.druhych.druhykrat.druhym.druzic.druzica.druzice.druzicu.druzstiev.druzstva.druzstvo.drzal.drzali.drzat.drzi.drzitel.drzitelom.ds.du.dub.dubnica.duch.ducha.duchovne.duchovneho.duchovnej.duchovny.duchovn<text:soft-page-break/>ych.duchu.duet.dufam.dulla.dunaj.dunaja.duo.dur.dusa.dusan.duse.dusevne.dusi.dusik.dusu.dutiny.dva.dvadsat.dvaja.dvakrat.dvanast.dvanastich.dvd.dve.dvere.dveri.dvoch.dvoj.dvojhra.dvojhre.dvojica.dvojice.dvojicou.dvojicu.dvom.dvoma.dvomi.dvor.dvora.dvorak.dvorcoch.dvore.dychanie.dynamicke.dynamicky.dynastia.dynastie.dynastii.e.ean.earth.east.ed.edge.edicia.edit.edition.editor.eds.eduard.edward.efekt.efektivne.efekty.egypt.egypta.egyptania.egypte.egyptsky.ein.eine.ej.ekonom.ekonomicka.ekonomicke.ekonomicku.ekonomicky.ekonomie.ekonomii.ekonomika.ekonomike.ekonomiku.ekonomiky.ekvivalent.el.elektraren.elektrarne.elektricka.elektricke.elektricku.elektricky.elektron.elektronov.elektrony.element.elizabeth.elst.em.emi.emigroval.emil.emisie.emisii.en.end.endeavour.energia.energie.energii.energiou.energiu.english.ent.ep.epizod.epizoda.epizode.epizody.equus.er.era.erb.erbu.erectus.eric.ernst.erupcia.erupcie.erupcii.ery.es.esa.eseje.eseji.esejista.eso.esovito.est.este.et.etapa.etape.etapy.etika.etnicke.eu.eugen.eur.euro.europa.europe.european.europska.europske.europskeho.europskej.europskom.europsku.europsky.europskych.europu.europy.ev.eva.evanjelici.evolution.ex.exif.exile.exilu.existencia.existencie.existencii.existenciu.existoval.existovala.existovali.existovalo.existovat.existuje.existuju.existujuce.expedicia.expedicie.experiment.explicitne.explorer.expozicia.expozicie.express.extended.externe.externy.extra.extremne.f.fa.facto.fair.fak.fakt.fakticky.faktor.faktorom.faktorov.faktory.faktov.faktu.fakty.fakulta.fakulte.fakultu.fakulty.family.fantasy.fanusikov.fara.faraona.farar.farba.farbach.farbami.farbe.farbou.farbu.farby.farebne.farebny.farebnych.farieb.farnost.farnosti.farsky.fary.fasada.fasady.fatre.fauna.fauny.faz.faza.fazach.faze.fazu.fazy.fbi.fc.fe.feat.featuring.feb.februar.februara.februari.federacia.federacie.felix.fenomen.ferdinand.ferdinanda.ferrari.festival.festivale.festivalu.ff.fi.fiction.field.figury.fiktivna.file.filip.filipa.filit.film.filme.filmoch.filmom.filmov.filmova.filmove.filmoveho.filmovej.filmovy.filmovych.filmu.filmy.filozof.filozofa.filozofia.filozofie.filozofii.filozofiou.filozofiu.filozofov.final.finale.finalista.finalove.financie.financii.financna.financne.financnej.financnu.financny.financnych.finska.finsko.finsku.finsky.fire.firiem.firma.firme.firmou.firmu.firmy.first.fischer.fk.flag.flash.float.flora.floride.flotila.flotily.floyd.fm.folklorny.fond.fondu.font.fontana.fontsize.football.for.force.ford.foriem.forma.formach.formacie.formacii.formalne.formami.format.formate.formatov.formatu.formaty.forme.formou.formovanie.formu.formy.forum.foto.fotograf.fotografia.fotografie.fotografii.foundation.four.fr.fragmenty.france.francis.francisco.francois.francuz.francuzi.francuzska.francuzske.francuzsko.francuzsku.francuzsky.frank.frankfurt.frantisek.frantiska.franz.frazem.frazemy.free.frekvencia.frekvencie.frekvencii.french.fresky.fridrich.friedrich.from.front.fronte.frontu.ft.fu.full.function.fungovania.fungovanie.fungovat.funguje.funguju.funkcia.funkciach.funkcie.funkcii.funkcionar.funkciou.funkciu.funkcne.funkcneho.funkcny.fur.futbal.futbale.futbalista.futbalove.futbalovej.futbalovy.futbalu.future.fw.fyzicka.fyzicke.fyzickej.fyzicky.fyzik.fyzika.fyzikalna.fyzikalne.fyzikalnej.fyzikalny.fyzike.fyziku.fyziky.g.ga.gabriel.galaxia.galaxie.galaxii.galeria.galerie.galerii.gallery.gama.game.garden.gate.gb.gehrels.gen.generacia.generacie.generacii.generaciu.general.generala.generalny.generalnym.generalom.generovani.geneticky.geograf.geografia.geolog.geologia.geologicka.geologicke.geologicky.geologie.geologii.geology.geometrie.georg.george.gertsch.get.gfdl.ghz.giovanni.girl.gitara.gitare.gitarista.gitaristu.gitaru.gitary.glenn.global.gmina.gmine.gnu.go.god.gol.gold.golden.golmi.golov.goly.good.google.gordon.got.goticky.gp.gpl.gr.graf.graficke.graficky.grafickych.grafik.grafu.grammy.grand.grande.grant.gravitacne.gray.great.greatest.greci.grecka.grecke.greckeho.greckej.grecki.grecko.greckom.grecku.grecky.greckych.greckym.grectiny.green.gregor.grekov.gridcolor.grof.grofa.grofstva.grofstve.group.guide.gula.gule.gulomet.gustav.guverner.guvernera.gymnazia.gymnaziu.gymnazium.h.ha.had.hagsater.hala.hale.hall.haly.hand.hans.hard.hardcore.harris.harry.harryho.has.havarii.have.hc.hd.hdp.he.heart.heavy.height.heinrich.helena.helin.hell.henrich.henricha.henry.herca.herci.hercom.hercov.here.herec.herecka.hereckou.herecky.herectvo.hesiel.hesla.heslo.hi.hier.high.hill.hip.his.historia.historici.historicka.historicke.historicku.historicky.historie.historii.historik.historika.historikov.historiou.historiu.history.hit.hitler.hitom.hitov.hitparade.hits.hity.hl.hlada.hladal.hladali.hladani.hladanie.hladat.hladina.hladine.hladinou.hladinu.hladiny.hladiska.hlas.hlasi.hlasom.hlasov.hlasovani.hlasovania.hlasovanie.hlasovat.hlasu.hlasy.hlava.hlave.hlavna.hlavne.hlavneho.hlavnej.hlavni.hlavnom.hlavnou.hlavnu.hlavny.hlavnych.hlavnym.hlavnymi.hlavou.hlavu.hlavy.hlbka.hlbke.hlbku.hlbky.hlboke.hlboko.hlboky.hlbsie.hliny.hmlovina.hmloviny.hmot.hmota.hmotne.hmotnost.hmotnosti.hmotnostou.hmotu.hmoty.hmyz.hmyzu.hned.hnede.hnuti.hnutia.hnutie.ho.hoci.hod.hodi.hodin.hodinach.hodine.hodinovych.hodinu.h<text:soft-page-break/>odiny.hodnost.hodnosti.hodnot.hodnota.hodnote.hodnoteni.hodnotenia.hodnotenie.hodnotou.hodnotu.hodnoty.hojne.hokej.hokeja.hokeji.hokejista.hokejova.hokejovej.hokejovy.holandska.holandsko.holandsku.holandsky.hole.holt.home.homo.hop.hor.hora.horach.hore.horizont.horna.horne.horneho.hornej.horni.hornin.hornina.horninami.horniny.hornom.hornu.horny.hornych.horsie.horska.horske.horskej.horsky.horskych.horuce.hory.host.hosti.hostia.hostujuci.hot.hotel.hotela.hoteli.house.houten.hovori.hovoria.hovoril.hovorili.hovorilo.hovorime.hovorit.hovorovo.how.hp.hr.hra.hrac.hraca.hracej.hrach.hraci.hracom.hracov.hracovi.hrad.hradbami.hradby.hrade.hradieb.hradiska.hradisko.hradneho.hradom.hradov.hradu.hrady.hraju.hrajuci.hral.hrala.hrali.hralo.hran.hrana.hrane.hrania.hranic.hranica.hranicami.hranice.hranici.hraniciach.hranicny.hranicou.hranicu.hranie.hrany.hrat.hrava.hraval.hrdina.hrdinom.hrdinov.hrdinovia.hrdinu.hre.hreben.hrebena.hrebeni.hrebenom.hrob.hrobka.hrobky.hrobov.hrobu.hroby.hromadne.hromadnej.hronom.hrou.hrozi.hrozilo.hru.hruba.hrube.hrubka.hrubku.hrubky.hruby.hry.htm.html.http.hu.huby.hudba.hudbe.hudbou.hudbu.hudby.hudobna.hudobne.hudobneho.hudobnej.hudobnici.hudobnik.hudobnikov.hudobnom.hudobnu.hudobny.hudobnych.hudobnym.hugo.human.humenne.hurban.husle.husto.hustota.hustotou.hustotu.hustoty.hviezd.hviezda.hviezdami.hviezdnej.hviezdou.hviezdu.hviezdy.hymna.hymny.hypoteza.hypotezy.hzds.i.ia.ian.iba.ibm.ibn.ich.id.ide.idea.idealne.idealny.idei.identicke.identity.idey.idu.iejasu.if.igor.ihned.ihriska.ihrisko.ihrisku.ii.iii.ikar.il.im.image.imagesize.imperia.imrich.in.ina.inac.inak.inc.increment.inde.index.indexe.india.indickeho.indicky.indie.indii.ine.ineho.inej.inemu.infekcia.infekcie.info.infobox.informacia.informacie.informacii.informaciu.informacne.informacny.ing.ini.iniciativy.inokedy.inom.inou.inscenacii.inspiroval.institucia.institucie.institucii.institut.institute.institutu.instrukcie.instrukcii.intel.intenzita.intenzity.intenzivne.interakcie.interier.interieri.interieru.internet.internete.internetu.interval.intervale.interview.interwiki.into.inu.invazii.iny.inych.inym.inymi.inzinier.inziniera.io.ip.ir.iraku.irska.irsku.irsky.is.isbn.isiel.island.islo.iso.iss.ist.ista.iste.isteho.istej.isto.istom.istu.isty.istych.istym.it.italie.itc.its.iv.ivan.ivana.ix.izby.izolovane.izrael.izraela.izraelsky.j.ja.jack.jackson.jacques.jadier.jadra.jadre.jadro.jadrom.jadrove.jadrovej.jadrovych.jak.jako.jakub.jakuba.james.jan.jana.jane.janka.janko.janom.janosik.januar.januara.januari.j</text:p>
      <text:p text:style-name="Standard">ap.japan.japonci.japonska.japonske.japonskeho.japonskej.japonsko.japonsku.japonsky.japonskych.jar.jari.jaroslav.jaskyn.jaskyna.jaskyne.jaskyni.jasna.jasne.jasnost.jasnosti.jasny.jason.jav.java.javi.javom.javov.javu.javy.jazda.jazdcov.jazdec.jazdi.jazdu.jazdy.jazera.jazere.jazero.jazier.jazyk.jazyka.jazykmi.jazykoch.jazykom.jazykov.jazykove.jazykovede.jazykovej.jazykovych.jazyku.jazyky.jazz.je.jean.jeden.jedenast.jedina.jedinca.jedince.jedinci.jedincov.jedine.jedinec.jedinecne.jedinecny.jedineho.jedinej.jedinou.jedinu.jediny.jedinym.jedla.jedlo.jedna.jednak.jednalo.jednat.jedneho.jednej.jednemu.jedno.jednoducha.jednoduche.jednoducho.jednoduchu.jednoduchy.jednom.jednota.jednotiek.jednotka.jednotkach.jednotkam.jednotkami.jednotke.jednotkou.jednotku.jednotky.jednotlive.jednotne.jednotneho.jednotny.jednotu.jednoty.jednou.jednu.jedny.jednym.jeho.jej.jemne.jemu.jen.jersey.jesen.jest.jezis.jezisa.jim.jimmy.jiri.joe.johann.john.johna.johnny.johnson.jones.jose.josef.joseph.journal.jozef.jozefa.jpg.jr.jsem.jsou.ju.juan.judr.juels.juh.juhoslavie.juhovychod.juhozapad.juhozapade.juhu.jul.jula.juli.julia.julius.jun.juna.juni.junior.juniorov.jupiter.jupitera.juraj.juraja.just.justify.juzna.juzne.juzneho.juznej.juznom.juznu.juzny.juznych.juznym.k.ka.kabina.kabiny.kader.kaldera.kaldery.kalendar.kalibru.kalifornii.kam.kamen.kamena.kamene.kamenna.kamenne.kamennej.kamenny.kamennych.kamenov.kamera.kamery.kampan.kampane.kanada.kanade.kanadska.kanadsky.kanady.kanal.kanala.kanalov.kanaly.kancelar.kancelaria.kancelarie.kancelarii.kandidat.kandidata.kandidatov.kandidoval.kaneda.kanon.kanonom.kanonov.kanony.kapacita.kapacitou.kapacitu.kapacity.kapela.kapele.kapelou.kapelu.kapely.kapiel.kapitalu.kapitan.kapitana.kapitanom.kapitola.kapitoly.kaplan.kaplnka.kaplnke.kaplnku.kaplnky.kardinal.kardinala.karel.kariera.kariere.karieru.kariery.kariet.karl.karla.karlovej.karol.karola.karolina.karoserie.karpat.karpaty.karta.kartu.karty.kastiel.kastiela.kat.katalog.katalogu.katarina.katariny.katastra.katastri.katedra.katedrala.katedrale.katedraly.katedre.katedry.kategoria.kategorie.kategorii.kategoriu.katolici.katolicka.katolicke.katolickej.katolicky.katolikov.kazatel.kazda.kazde.kazdeho.kazdej.kazdemu.kazdom.kazdopadne.kazdorocne.kazdu.kazdy.kazdych.kazdym.kb.kde.kdh.kdo.kdyz.ke.keby.ked.kedy.kedykolvek.kedysi.kedze.ken.kennedy.kennedyho.keramika.keramiky.kevin.kg.ki.kilometra.kilometrov.king.kino.kiss.kladie.kladne.kladol.kladu.klanu.klasicka.klasicke.klasickeho.klasickej.klasicku.klasicky.klasickych.klasickym.klastor.klastora.klastore.klavesy.<text:soft-page-break/>klavir.klavirista.klein.klenby.klesa.klesol.klient.klima.klimaticke.klp.klub.klube.kluboch.klubom.klubov.klubova.klubove.klubovy.klubu.kluby.kluc.klucove.klucovych.km.kmen.kmena.kmene.kmenmi.kmenov.kn.knaz.knaza.knazi.knazom.knazov.knieza.kniezat.kniezata.kniezatom.knih.kniha.knihach.knihe.knihou.knihu.knihy.knizne.kniznic.kniznica.kniznice.kniznici.kniznicu.know.koalicia.koalicie.koaliciu.kobayashi.kod.kodex.kodov.kodovanie.kodu.kody.koho.kol.kola.kole.kolegia.kolektiv.kolesa.koleso.kolies.kolko.kolmo.kolo.kolonia.kolonie.kolonii.kombinacia.kombinacie.kombinacii.kombinaciu.kombinuje.komedia.komedii.komenskeho.komentar.komentare.komercne.komercny.komet.kometa.komety.komisia.komisie.komor.komora.komore.komory.kompilacia.kompilacie.kompletne.kompletny.komplex.komplexne.komplexu.komponenty.kompozicia.kompozicie.komu.komunalny.komunisti.komunistov.komunita.komunite.komunitu.komunity.komunizmu.kon.kona.konaju.konal.konala.konali.konalo.konani.konania.konanie.konat.konca.koncatin.koncatiny.koncepcia.koncepcie.koncepcii.koncepciu.koncept.konceptu.koncert.koncerte.koncertne.koncertoch.koncertov.koncertu.koncerty.konci.koncil.koncom.koncu.kone.konecna.konecne.konecnej.konecnom.konecny.konflikt.konfliktov.konfliktu.konflikty.kongres.kongrese.kongresu.koni.koniec.konkretne.konkretnej.konkretnom.konkretny.konsenzus.konstanta.konstantin.konstanty.kontakt.kontakte.kontaktu.kontakty.kontexte.kontextu.kontinente.kontinentu.kontrakt.kontrola.kontrole.kontrolou.kontrolu.kontroly.kopca.kopci.kopec.kopia.kopie.kopii.kopy.kora.korene.korist.koristi.korlevic.korun.koruna.korunovany.korunu.koruny.kory.koryta.koryto.korytom.kos.kosic.kosice.kosiciach.kosickeho.kosickej.kosicky.kost.kosti.kostol.kostola.kostole.kostolik.kostolom.kostolov.kostoly.kostra.kostry.kotline.kotliny.koty.kov.kovac.kovov.kovove.kovovy.kovovych.kovu.kovy.koza.koze.kozi.kozmicka.kozmicke.kozmickeho.kozmickej.kozmicky.kozmickych.kozmodromu.kozmonaut.kozmonauti.kozmu.kozu.kr.kraj.kraja.kraji.krajin.krajina.krajinach.krajinami.krajine.krajinou.krajinu.krajiny.krajov.krajskeho.kral.krala.krali.kralom.kralov.kralovi.kralovna.kralovnej.kralovnou.kralovnu.kralovska.kralovske.kralovskej.kralovskom.kralovsku.kralovsky.kralovskym.kralovstva.kralovstve.kralovstvo.krasna.krasne.krasny.krasu.krasy.krat.krater.kratera.kraterov.kratka.kratke.kratkeho.kratkej.kratko.kratkom.kratku.kratky.kratkych.kratkym.kratsi.kratsie.kresby.krestania.krestanov.krestanska.krestanske.krestansky.kridel.kridla.kridlach.kridlami.kridle.kridlo.kriedy.krista.kristus.kriteria.kriterii.kriterium.kritici.kriticke.kriticky.kritik.kritika.kritike.kritikov.kritiku.kritiky.kritizoval.krivka.krivky.kriz.kriza.krize.kriznik.krizom.krizovatka.krizovatke.krizovatky.krizu.krizuje.krizy.krk.krku.kroeger.krok.krokom.krokov.kroku.kroky.kronika.kroniky.krstne.kruh.kruhoch.kruhovy.kruhu.kruznice.krv.krvi.krystalov.krystaly.kryt.ks.ksc.kss.kt.ktere.ktery.kto.ktora.ktore.ktoreho.ktorej.ktoremu.ktori.ktorom.ktorou.ktoru.ktory.ktorych.ktorym.ktorymi.ku.kult.kultu.kultur.kultura.kulture.kulturna.kulturne.kulturneho.kulturnej.kulturno.kulturnom.kulturnu.kulturny.kulturnych.kulturnym.kulturou.kulturu.kultury.kupele.kupelov.kupil.kupila.kupit.kurt.kurz.kurzu.kurzy.kus.kusok.kusov.kusy.kuzele.kuzelov.kv.kvalita.kvalite.kvalitne.kvalitny.kvalitnych.kvalitu.kvality.kvantovej.kvapalina.kvapaliny.kvarteto.kvetov.kvety.kvoli.kw.kym.kyselin.kyselina.kyseliny.kyslik.kyslika.l.la.lad.ladislav.ladislava.ladovej.ladovom.ladovy.ladu.lady.lahke.lahko.lahky.lahkych.lahsie.lake.lan.lana.land.language.las.laska.laske.laskou.lasku.lasky.last.lat.latinciny.latinske.latinskeho.latinskej.latinsky.latinskych.latka.latkami.latku.latky.latok.lava.lave.laveho.lavej.lavom.lavove.lavy.lawrence.le.league.lebky.lebo.led.lee.left.legend.legenda.legendarny.legendy.legie.lehota.lekar.lekara.lekari.lekarov.lekarska.lekarske.lekarskej.lekarstve.len.lenze.leo.leon.leonardo.leopold.lepsi.lepsie.lepsiu.les.lesa.lese.lesna.lesne.lesny.lesnych.lesoch.lesov.lesy.let.leta.lete.letecka.letecke.leteckeho.leteckej.letecku.letecky.leteckych.letectva.letectvo.letel.letisk.letiska.letisko.letisku.letna.letne.letnej.letnych.leto.letoch.letom.letopoctu.letov.letovy.letu.lety.lev.leva.level.levoci.lewis.lexikon.lezi.lezia.leziaca.leziace.leziaci.lh.li.liber.libier.libreto.licencie.licencii.licenciou.licenciu.lider.liecba.liecbe.liecbu.liecby.liekov.lieky.lietadiel.lietadla.lietadlami.lietadlo.lietadlom.lietat.life.liga.lige.light.lightgrey.ligu.ligy.like.limit.line.linearne.linia.linie.liniek.linii.liniu.link.linka.linkach.linke.linku.linky.linux.lipa.liptovskom.liptovsky.lisa.lisi.lisia.liso.list.liste.listina.listine.listinu.listiny.listov.listu.listy.literarna.literarne.literarnej.literarnu.literarny.literatura.literature.literaturu.literatury.litrov.little.live.ll.lod.lodami.lode.lodi.lodiach.lodou.lodstva.lodstvo.logicke.logicky.logika.logike.logiky.logo.lokalit.lokalita.lokalite.lokality.lokalne.lokalnych.london.londyn.londyna.londyne.long.loptu.lord.los.lost.louis.lov.love.lozisk.loziska.lp.ls.ltd.lu.lubomir.lubovolne.lubovolny.luc.luce.lucenci.lucenec.lucia.lucov.lud.ludi.ludia.ludmi.ludoch.ludom.ludova.ludove.ludoveho.ludo<text:soft-page-break/>vej.ludovit.ludovita.ludovo.ludovu.ludovy.ludovych.ludska.ludske.ludskeho.ludskej.ludskom.ludskou.ludsku.ludsky.ludskych.ludstva.ludstvo.ludu.ludwig.luftwaffe.lukas.luky.lunarneho.ly.lyceu.lyziach.lyziar.lyziarka.lyziarske.m.ma.mac.maciek.macka.macky.mactutor.mad.madari.madarov.madarska.madarske.madarskeho.madarskej.madarsko.madarskom.madarsku.madarsky.madarskych.madarskym.made.madona.madonna.madrid.mag.magazin.magazine.magia.magic.magie.magmy.magneticke.magyar.mail.main.maj.maja.majetkom.majetkov.majetku.majetky.majetok.maji.majitel.majitela.majitelia.majitelom.majitelov.major.majster.majstra.majstri.majstrom.majstrov.maju.make.makke.mal.mala.malba.malby.male.maleho.malej.mali.maliar.maliara.maliarov.malieb.malo.malom.malou.malu.maly.malych.malym.malymi.mam.mama.mame.man.management.manazer.manazment.manazmentu.manchester.mandat.manever.manzel.manzela.manzelia.manzelka.manzelke.manzelkou.manzelku.manzelky.manzelom.manzelstva.manzelstvo.map.mapa.mape.mapy.mar.marca.marcel.marci.marco.marcus.marec.marek.margareta.margin.maria.marian.marie.marii.mariou.mariu.mark.marka.marne.maros.mars.marsal.marse.marsu.marta.martin.martina.martine.mary.mas.masa.masiv.masivne.masivny.masivu.maso.masove.master.masters.masy.mat.mate.matej.mateja.matematik.matematika.matematike.matematiku.matematiky.material.materialne.materialom.materialov.materialu.materialy.maternice.materska.materskej.math.matica.matice.matka.matke.matkou.matku.matky.maturite.maturoval.matus.max.maximalna.maximalne.maximalnej.maximalnu.maximalny.maximum.may.mazat.mb.mc.mckenna.mcnaught.me.mec.mechanicke.mechanicky.mechanika.mechaniky.mechanizmu.mechanizmy.med.medaila.medailu.medaily.medi.media.mediach.medicine.medicinu.mediciny.medii.medium.medzery.medzi.medzitym.melodie.membrany.memorial.memoriam.men.mena.menami.mene.menej.meni.menia.menil.menili.meniny.menit.meno.menom.menoval.menovany.mensej.mensi.mensia.mensich.mensie.mensieho.mensim.mensimi.mensina.mensiny.mensiu.menu.meny.meradle.merani.merania.meranie.mercury.meria.mesacne.mesiac.mesiaca.mesiace.mesiaci.mesiacoch.mesiacom.mesiacov.mesta.mestach.mestam.mestami.meste.mestecka.mestecko.mestecku.mesto.mestom.mestska.mestske.mestskeho.mestskej.mestsko.mestskom.mestskou.mestsku.mestsky.mestskych.mestu.metal.metallica.metalu.meter.metod.metoda.</text:p>
      <text:p text:style-name="Standard">metodami.metodou.metodu.metody.metra.metre.metro.metrov.mexicky.mexiko.mexiku.mfk.mg.mgr.mhd.mhz.mi.miami.michael.michaela.michal.michala.michalovce.michel.microsoft.mien.mienky.mier.miera.miere.mieri.mierne.mierou.mierova.mierove.mierovej.mieru.miery.miest.miesta.miestach.miestami.mieste.miestna.miestne.miestneho.miestnej.miestni.miestnom.miestnost.miestnosti.miestnu.miestny.miestnych.miestnym.miesto.miestom.mig.mike.mikulas.mikulasa.mikulasi.mil.milan.milana.milano.miliard.miliardami.miliardy.milion.miliona.milionmi.milionov.miliony.miller.milos.mimo.mimochodom.mimoriadne.mimoriadny.min.mince.minci.mind.mineral.mineralne.mineralov.mineraly.mini.minimalna.minimalne.minimalny.minimum.minister.ministra.ministrom.ministrov.minivlajka.minivlajky.minor.minuleho.minulost.minulosti.minut.minutach.minute.minutu.minuty.mir.miroslav.misia.misie.misii.misik.misiu.miss.mit.mix.mk.ml.mlada.mladata.mlade.mladeho.mladej.mladez.mladeze.mladi.mladom.mladost.mladosti.mladsej.mladsi.mladsia.mladsich.mladsie.mladsieho.mlady.mladych.mladym.mliecnej.mlieka.mlieko.mlyn.mm.mn.mna.mne.mnich.mnichov.mnohe.mnohi.mnoho.mnohokrat.mnohych.mnohym.mnohymi.mnou.mnozin.mnozina.mnoziny.mnozstva.mnozstve.mnozstvo.mnozstvom.mnozstvu.mo.mobilne.mobilnych.moc.moci.mocnosti.mocou.moct.mod.mode.model.modeli.modelka.modelom.modelov.modelu.modely.moderator.modern.moderna.moderne.moderneho.modernej.modernu.moderny.modernych.modlitba.modlitby.modra.modre.modrej.modro.modrom.modry.modul.module.modulov.modulu.moduly.mody.mohla.mohli.mohlo.mohol.mohutne.mohutny.moj.moja.moje.mojej.mojho.moju.mol.molekul.molekuly.moment.momentalne.momente.momentu.monarchie.monarchii.monitor.monografia.mons.montaz.monte.montreal.moon.mora.moralne.morava.morave.moravu.moravy.more.mori.morom.morske.morskej.morskych.moru.moskva.moskve.moskvy.moslimovia.most.mosta.moste.mostom.mostov.mostu.mosty.motiv.motivom.motivov.motivy.motor.motora.motormi.motorom.motorov.motoru.motory.motto.motylov.mount.mountain.mov.moze.mozem.mozeme.mozes.mozete.mozgu.mozme.mozna.mozne.mozno.moznost.moznosti.moznostou.mozny.moznych.mozog.mozu.mpc.mpeg.mr.mrtve.mrtveho.mrtvy.mrtvych.ms.mt.mtv.mu.mudr.muller.municie.mur.murom.mury.musel.musela.museli.muselo.museum.musi.musia.music.musiet.musim.musime.musite.muz.muza.muzea.muzeu.muzeum.muzi.muzikal.muzmi.muzom.muzov<text:soft-page-break/>.muzska.muzske.muzskeho.muzsky.muzskych.muzstva.muzstvo.mw.my.mylne.mys.mysel.mysle.myslel.myslenia.myslenie.mysli.myslienka.myslienkou.myslienku.myslienky.myslienok.myslim.mytologie.mytologii.mytus.n.na.naboj.naboja.nabojov.nabozenska.nabozenske.nabozensku.nabozensky.nabrezie.nabytku.nacelnik.nacelnika.nachadza.nachadzaju.nachadzal.nachadzala.nachadzali.nachadzalo.nachadzame.nachadzat.nacisti.nad.nadacia.nadacie.nadalej.nadcelad.nadej.nadeje.nadmorska.nadmorskej.nadobuda.nadobudol.nadoby.nadol.nador.nadrz.nadrze.nadrzi.nadvazuje.nadviazal.nadvladu.nadvlady.nadvorie.nagy.nahle.nahodne.nahodou.nahor.nahrada.nahradena.nahradene.nahradeny.nahradil.nahradila.nahradili.nahradit.nahradu.nahradza.nahral.nahrala.nahrali.nahrane.nahrat.nahravani.nahravania.nahravanie.nahravka.nahravky.nahravok.najavo.najblizsi.najblizsie.najde.najdeme.najdene.najdeny.najdete.najdlhsi.najdlhsia.najdlhsie.najdu.najkrajsie.najlepsi.najlepsia.najlepsich.najlepsie.najlepsim.najlepsiu.najma.najmenej.najmensi.najmensia.najmensie.najmladsi.najmladsie.najmladsim.najneskor.najnizsia.najnizsie.najnovsich.najnovsie.najprv.najskor.najst.najstarsi.najstarsia.najstarsie.najstarsim.najstarsou.najvacsej.najvacsi.najvacsia.najvacsich.najvacsie.najvacsim.najvacsimi.najvacsiu.najvacsou.najviac.najvyssej.najvyssi.najvyssia.najvyssich.najvyssie.najvyssim.najvyssiu.najvyssou.naklad.nakladna.nakladne.nakladnych.nakladom.nakladov.nakladu.naklady.nakolko.nakoniec.nalady.nalez.naleziska.nalezisko.nalezov.nalezu.nalezy.nam.name.namesti.namestia.namestie.namet.nametom.namety.nami.namiesto.namorna.namorne.namornej.namorny.namornych.nan.nanho.nanovo.naopak.naozaj.napad.napadli.napadne.napadol.napaja.napatia.napatie.napis.napisal.napisala.napisali.napisana.napisane.napisany.napisat.napisom.napisy.napln.naplne.naplno.napoj.napokon.napoleon.naposledy.napr.naprava.napravu.napravy.napriec.napriek.napriklad.naproti.nar.narast.naraz.narazil.nareci.narecia.narecie.nariadenia.nariadenie.nariadil.narocne.narod.naroda.narodeni.narodenia.narodenie.narodeny.narodil.narodila.narodili.narodna.narodne.narodneho.narodnej.narodnom.narodnosti.narodnou.narodnu.narodny.narodnych.narodnym.narodov.narody.narok.naroky.narozdiel.nas.nasa.nasadene.nasadenie.nasadenych.nase.nasej.nasho.nasi.nasich.nasiel.nasilia.nasilne.nasim.nasla.nasledkom.nasledky.nasledne.naslednik.naslednika.naslednym.nasledok.nasledoval.nasledovat.nasledovne.nasleduje.nasleduju.nasli.naslo.nasom.naspat.naspieval.naspievala.nastal.nastala.nastali.nastalo.nastane.nastastie.nastat.nastava.nastavenie.nastavit.nastroj.nastroja.nastroje.nastrojom.nastrojov.nastup.nastupca.nastupcom.nastupcu.nastupe.nastupil.nastupila.nastupom.nastupu.nastupuje.nasu.national.nato.natoceny.natocil.natolko.natrvalo.natural.nature.naucil.naucit.naucny.nauka.navod.navonok.navrat.navrate.navratu.navrh.navrhli.navrhnut.navrhnuta.navrhnute.navrhnuty.navrhol.navrhom.navrhov.navrhoval.navrhu.navrhuje.navrhujem.navrhy.navsteva.navsteve.navstevy.navstivil.navstivit.navyse.navzajom.navzdy.nazivo.naznacuje.naznacuju.nazor.nazorom.nazorov.nazoru.nazory.nazov.nazval.nazvali.nazvami.nazvana.nazvane.nazvany.nazve.nazvom.nazvov.nazvu.nazvy.nazyva.nazyvaju.nazyval.nazyvala.nazyvali.nazyvame.nazyvana.nazyvane.nazyvaneho.nazyvanej.nazyvany.nazyvanych.nazyvat.ndr.ne.neaktivny.neapol.neba.nebezpecne.nebo.nebol.nebola.neboli.nebolo.nebude.nebudem.nebudu.necakane.necelych.nech.necha.nechal.nechala.nechali.nechat.nechce.nechcel.nechcem.neda.nedaju.nedaleko.nedavno.nedelu.nedokazal.nedokazali.nedokaze.nedokoncil.nedoslo.nedostal.nedostatku.nedostatky.nedostatok.nedved.neexistuje.neexistuju.neformalne.negativne.negativny.neho.nehode.nehody.neil.nej.nejaka.nejake.nejakeho.nejakej.nejako.nejakom.nejaku.nejaky.nejakym.nejde.nekonecne.nem.nema.nemaju.nemal.nemala.nemali.nemalo.nemam.nemame.nemcami.nemci.nemcine.nemciny.nemcom.nemcov.nemec.nemecka.nemecke.nemeckeho.nemeckej.nemecki.nemecko.nemeckom.nemeckou.nemecku.nemecky.nemeckych.nemeckym.nemeckymi.nemeni.nemocnica.nemocnice.nemocnici.nemohla.nemohli.nemohlo.nemohol.nemoze.nemozem.nemozeme.nemozne.nemozno.nemozu.nemu.nemusi.nemusia.nemyslim.nenachadza.nenasiel.neni.neobsahuje.neobycajne.neobyvany.nepatri.nepatrne.neplati.nepochybne.nepodarilo.nepokoje.nepokojov.nepouziva.nepovinny.nepresne.nepriamo.nepriatel.nepriatela.neraz.nesie.neskor.neskoreho.neskorej.neskoro.neskorsej.neskorsi.neskorsich.neskorsie.neskorsom.neslo.nesmie.nesmierne.nesmu.nespravne.nestalo.nesu.net.netreba.neue.neuspechu.neuspesne.neuspesny.neustale.nevedel.never.nevhodne.nevidim.nevie.neviem.nevieme.nevyhnutne.nevyhodou.nevyhody.new.news.nez.nezadany.nezahrna.nezavisla.nezavisle.nezavisly.neznama.nezname.neznameho.neznamena.neznamy.neznamych.nezvycajne.ngc.nh.nhl.ni.nic.nicenie.nich.nickelback.nie.niecim.nieco.niecoho.niecom.nieje.niekde.niekedy.niekoho.niekolko.niekolkych.niekolkym.niekolkymi.niekomu.niekto.niektore.niektoreho.niektorej.niektori.n<text:soft-page-break/>iektory.niektorych.niektorym.niektorymi.nielen.niesla.niesli.niesol.niest.niet.night.nijake.nijako.nik.nikde.nikdy.nikoho.nikomu.nikto.nim.nimi.nitra.nitre.nitry.niziny.nizka.nizke.nizkej.nizko.nizkou.nizku.nizky.nizkych.nizkym.nizsej.nizsi.nizsia.nizsich.nizsie.nizsiu.nm.no.nobelovej.noc.noci.nocne.noh.nohach.nohy.noinclude.nom.nomen.nominacia.nominacie.nominacii.nominaciu.nominoval.nominovana.nominovany.non.noriem.norma.normalne.normalny.normalnych.normy.norska.norsko.norsku.norsky.north.nos.nosi.nosic.nosicov.nosil.nosili.nosit.nositel.nositelia.nositelom.nosna.nosne.nosnej.nosnou.not.nou.nova.novak.nove.noveho.novej.novela.novely.november.novembra.novembri.novemu.novi.novin.novinach.novinar.novinarov.noviny.novo.novom.novou.novsie.novu.novy.novych.novym.novymi.now.nowiki.nr.ns.nu.nutene.nuteni.nuteny.nutne.nutnost.nutnosti.ny.nych.o.oasis.ob.oba.obaja.obal.obale.obalu.obavy.obcami.obcan.obcania.obcanom.obcanov.obcas.obce.obchod.obchode.obchodna.obchodne.obchodneho.obchodnej.obchodnici.obchodnik.obchodnu.obchodny.obchodnych.obchodnym.obchodov.obchodu.obchody.obchvat.obci.obciach.obcianska.obcianske.obcianskej.obcianstvo.obcou.obdobi.obdobia.obdobiach.obdobie.obdobim.obdobne.obdrzal.obe.obec.obecne.obecneho.obecny.obeh.obehu.obet.obete.obeti.obetiam.obetou.obezna.obeznej.obeznu.obhajil.obhajoval.obidva.obidve.obidvoch.obieha.obiehaju.objav.objave.objavena.objavene.objavenie.objaveny.objavenych.objavi.objavil.objavila.objavili.objavilo.objavit.objavitel.objavovali.objavovat.objavu.objavuje.objavuju.objavy.objednavku.objekt.objektivne.objektom.objektov.objektu.objekty.objem.objeme.objemom.objemu.obklopena.obklopene.obklopeny.obklopuje.oblaky.oblast.oblastami.oblasti.oblastiach.oblastou.oblecenie.oblohe.oblohy.oblubena.oblubene.oblubeny.oblubenym.obluk.obluka.oblukom.obmedzena.obmedzene.obmedzeni.obmedzenia.obmedzenie.obmedzeny.obmedzuje.obnova.obnove.obnovena.obnovene.obnovenie.obnoveny.obnovil.obnovili.obnovit.obnovu.obnovy.oboch.oboma.obor.obr.obrad.obrana.obranca.obrancov.obrancovia.obrancu.obrane.obranne.obranu.obrany.obrat.obratil.obraz.obraze.obrazkov.obrazku.obrazky.obrazok.obrazom.obrazov.obrazu.obrazy.obrovska.obrovske.obrovsku.obrovsky.obrovskych.obrovskym.obsadene.obsadeni.obsadenie.obsadil.obsadila.obsadili.obsadilo.obsadit.obsah.obsahom.obsahoval.obsahovala.obsahovali.obsahovat.obsahu.obsahuje.obsahuju.obsahujuca.obsahujuce.obsahujuci.obsiahnute.obvineny.obvod.obvode.obvodov.obvodu.obvody.obvykle.obycajna.obycajne.obycajny.obytne.obytny.obytnych.obyv.obyva.obyvali.obyvane.obyvanych.obyvatelia.obyvatelmi.obyvatelom.obyvatelov.obzor.obzvlast.ocakava.ocami.ocean.oceane.oceanu.ocel.ocele.oceneni.ocenenia.ocenenie.oceneny.och.ochorel.ochoreni.ochorenia.ochorenie.ochotny.ochrana.ochrane.ochranne.ochranou.ochranu.ochrany.oci.ociach.ocito</text:p>
      <text:p text:style-name="Standard">l.od.odboja.odbor.odbore.odborna.odborne.odbornej.odbornici.odbornik.odbornikov.odborny.odbornych.odboroch.odborov.odboru.odbory.odchadza.odchod.odchode.odchodom.odchodu.odd.oddelena.oddelene.oddeleni.oddelenia.oddelenie.oddeleny.oddeluje.oddiel.oddielov.oddielu.oddiely.odev.odhad.odhadov.odhaduje.odhady.odisiel.odisla.odisli.odist.odkaz.odkazom.odkazov.odkazu.odkazuje.odkazy.odkial.odlisit.odlisna.odlisne.odlisny.odlisnych.odlisuje.odlisuju.odmenu.odmeny.odmieta.odmietal.odmietla.odmietli.odmietol.odohral.odohrala.odohrali.odohrava.odolnost.odovzdal.odpadu.odpocinku.odpor.odporu.odporuca.odpoved.odpoveda.odpovedal.odpovede.odraza.odrody.ods.odstranene.odstranit.odstupil.odsudeny.odsudil.odtial.odtialto.odvetvi.odvetvia.odvetvie.odvodena.odvodene.odvodeny.odvodit.odvolany.odvtedy.of.off.office.oficialna.oficialne.oficialnej.oficialny.oficialnym.oh.ohen.ohladom.ohladu.ohlas.ohna.ohranicena.ohranicene.ohranicuje.ohrozene.ohrozenia.ohrozenie.ohrozeny.ojedinele.ok.oka.okamih.okamihu.okamzite.okien.okna.oknami.okno.oko.okoli.okolia.okolie.okolim.okolite.okoliteho.okolitych.okolnosti.okolo.okom.okraj.okraja.okraje.okraji.okrajoch.okrajom.okrem.okres.okrese.okresneho.okresny.okresoch.okresov.okresu.okresy.okruh.okruhu.oktober.oktobra.oktobri.okupacie.ol.old.olej.olga.olomouc.oltar.oltara.olympia.olympijske.olympijsky.om.omnoho.oms.omylom.on.ona.ondrej.ondreja.one.onedlho.oni.online.only.ono.op.opacne.opacnej.opacnom.opacny.opak.opakom.opakovane.opakuje.opat.opatovne.opatreni.opatrenia.open.opera.operacia.operacie.operacii.operaciu.operacne.operacneho.operacny.operacnych.operator.opere.opereta.operetny.operety.operny.operu.opery.opevnene.opevnenia.opevnenie.ophrys.opiera.opis.opisal.opisany.opisuje.opozicie.opozicii.oprava.opravit.opravu.opravy.oproti.opticke.opticky.opus.opusta.opustil.opustila.opustili.opustit.or.oravy.orchester.orchestra.org.organ.organicke.organickej.organizmov.organizmu.organizmus.organizmy.organizuje.organmi.organom.organov.organu.organy.orientacia.orientacie.orientaciu.original.originalne.originalny.originalu.orion.orol.os.osad.osada.osade.osadou.os<text:soft-page-break/>adu.osady.oscara.osem.osi.osidlena.osidlene.osidlenia.osidlenie.oslavuje.oslavy.oslobodeni.oslobodit.osmanskej.osmich.osmy.osn.osob.osoba.osobam.osobe.osobitne.osobitny.osobna.osobne.osobneho.osobnej.osobnost.osobnosti.osobnostou.osobnu.osobny.osobnych.osobnym.osobou.osobu.osoby.osou.ostal.ostala.ostali.ostalo.ostane.ostatky.ostatne.ostatni.ostatnych.ostatnym.ostatnymi.ostava.ostre.ostro.ostrov.ostrova.ostrove.ostrovmi.ostrovoch.ostrovom.ostrovov.ostrovy.ostry.osud.osudu.osudy.osveta.osvetlenie.otazka.otazkach.otazkami.otazke.otazkou.otazku.otazky.otazok.otca.otcom.otcov.otcovej.otcovi.otec.other.otrokov.otto.otvara.otvor.otvorena.otvorene.otvoreneho.otvorenej.otvoreni.otvorenia.otvorenie.otvoreny.otvorenych.otvoril.otvorila.otvorili.otvorit.otvory.ou.our.out.ov.ova.ove.oveho.ovej.ovela.over.overflow.overit.ovi.ovia.oviec.ovlada.ovladal.ovladali.ovladane.ovladanie.ovladat.ovladli.ovladnut.ovladol.ovo.ovocie.ovom.ovou.ovplyvnena.ovplyvnene.ovplyvneny.ovplyvnil.ovplyvnila.ovplyvnili.ovplyvnit.ovplyvnuje.ovplyvnuju.ovu.ovy.ovych.ovym.ovymi.oxford.oxid.oxidu.oz.ozbrojene.ozenil.oznacena.oznacene.oznacenia.oznacenie.oznacenim.oznaceny.oznacil.oznacit.oznacoval.oznacovali.oznacovana.oznacovane.oznacovany.oznacovat.oznacuje.oznacujeme.oznacuju.oznamil.oznamila.p.pa.paci.pacient.pacienta.pacientov.pad.padding.pade.padla.padli.padlo.padlych.padol.padom.padu.page.palac.palaca.palace.palaci.paliva.palivo.palube.palubny.pamat.pamate.pamati.pamatna.pamatnik.pamiatka.pamiatkou.pamiatku.pamiatky.pamiatok.pan.pana.pancier.panelov.panely.pani.panna.panny.panom.panorama.panovania.panovnici.panovnik.panovnika.panovnikom.panovnikov.panstva.panstvo.panstvu.panvy.papez.papeza.papezom.papezov.papier.papiera.par.para.paradoxne.paralelne.parameter.parametra.parametre.parametrov.paris.pariz.pariza.parizi.parizskej.park.parkom.parkov.parku.parky.parlament.parlamente.parlamentu.parne.parov.part.partie.partizanov.partner.partnera.partnerom.partnerske.party.paru.pary.pas.pasazierov.pasma.pasme.pasmo.pasu.pasy.pat.patent.patnast.patri.patria.patriaca.patriace.patriaci.patriacich.patriarcha.patrick.patril.patrila.patrili.patrilo.paul.paula.pavel.pavilon.pavla.pavol.pc.pdf.pe.pecat.pecate.pecene.pechoty.pedagog.pekne.pekny.penazi.peniaze.people.per.pera.percent.period.perioda.periodicka.perkusie.perry.personal.peru.perzsky.pes.pesnicky.pesti.pestovanie.pestuje.peter.petr.petra.petrzalka.pevna.pevne.pevneho.pevnej.pevniny.pevnost.pevnosti.pevnu.pevny.pevnych.ph.phd.phdr.php.pi.piano.piata.piate.piateho.piatej.piatich.piatimi.piatok.piatom.piaty.pierre.piesen.piesku.piesne.piesni.piesnou.piestanoch.piestany.pila.pilot.pilota.piloti.pilotom.pilotov.pink.pisal.pisala.pisali.pisana.pisane.pisani.pisania.pisanie.pisaniu.pisat.pise.pisma.pismen.pismena.pismenami.pismeno.pismenom.pismo.pismom.pisomna.pisomne.pisomnych.pisu.piva.pivo.pivovar.pl.place.plan.plane.planet.planeta.planete.planetka.planetky.planetok.planetu.planety.planov.planoval.planovana.planovane.planovania.planovanie.planovany.planu.planuje.plany.plast.plasta.platformy.plati.platia.platit.platna.platne.platni.platnost.platnosti.platnu.platnych.plavby.play.please.plemena.plemeno.plemien.pleso.plna.plne.plnej.plnenie.plni.plnit.plnom.plnu.plny.ploch.plocha.plochami.ploche.plochou.plochu.plochy.plodin.plody.plosina.plosiny.plosne.plotarea.pluc.pluk.plukovnik.pluku.plus.plyn.plynov.plynu.plynule.plyny.po.pobocka.pobocky.pobrezi.pobrezia.pobrezie.pobyt.pobyte.pobytu.pocas.pocasia.pocasie.pocest.pocet.pocetne.pocetnych.pocetnymi.pochadza.pochadzaju.pochadzal.pochadzala.pochadzali.pochopenie.pochopil.pochopit.pochovany.pociatku.pociatky.pocit.pocita.pocitac.pocitaca.pocitace.pocitaci.pocitacoch.pocitacom.pocitacov.pocitacova.pocitacove.pocitacovy.pocity.pocnuc.pocte.poctom.poctu.pocty.pocut.pod.poda.podal.podani.podanie.podari.podarilo.podat.podava.podcelad.podcelku.podcelky.podcelok.poddanych.poddruh.pode.podiel.podiela.podielaju.podielal.podielala.podielali.podielom.podklad.podklade.podla.podlahol.podlazi.podlazia.podlieha.podmienka.podmienkam.podmienkou.podmienky.podmienok.podnebie.podnet.podnety.podnik.podnikania.podnikatel.podnikol.podnikov.podniku.podniky.podoba.podobe.podobna.podobne.podobneho.podobnej.podobnost.podobnu.podobny.podobnych.podobnym.podobnymi.podobu.podoby.podorys.podozrenie.podpis.podpisal.podpisala.podpisali.podpisana.podpora.podpore.podporil.podporit.podporou.podporoval.podporovat.podporu.podporuje.podporuju.podpory.podrad.podrobne.podstata.podstate.podstatne.podstatnu.podstatou.podstatu.podstaty.podteka.podtrieda.podu.podujati.podujatia.podujatie.podvozku.podvozok.pody.podzemne.podzemnej.podzemnych.poetka.poezia.poezie.poezii.poeziu.pohanane.pohanany.pohar.pohara.pohari.pohlad.pohlade.pohladu.pohlady.pohlavia.pohlavne.pohon.pohonna.pohonne.pohonnych.pohonom.pohonu.pohori.pohoria.pohorie.pohreb.pohrebisko.pohyb.pohybe.pohybom.pohybov.pohybovat.pohybu.pohybuje.pohybuju.pohyby.point.pojem.pojmom.pojmov.pojmu.pojmy.pokemon.pokial.poklada.pokl<text:soft-page-break/>es.poklesu.pokoj.pokoja.pokoji.pokojne.pokracoval.pokracovat.pokracuje.pokracuju.pokrok.pokryta.pokryte.pokryty.pokryva.pokryvaju.pokud.pokus.pokusa.pokusal.pokusali.pokuse.pokusil.pokusili.pokusoch.pokusom.pokusov.pokusu.pokusy.pol.pola.pole.poli.polia.policia.policie.politici.politicka.politicke.politickej.politickom.politickou.politicku.politicky.politickym.politik.politika.politike.politikou.politikov.politiku.politiky.pologuli.poloha.polohach.polohe.polohopis.polohu.polohy.polom.polomer.polostrov.polostrova.polostrove.polovica.polovice.polovici.polovicu.polozene.polozeny.polozil.polozky.polska.polske.polskeho.polskej.polsko.polskom.polsku.polsky.polskych.polu.pomaha.pomahaju.pomahal.pomahali.pomahat.pomale.pomalsie.pomaly.pomedzi.pomenoval.pomenovana.pomenovane.pomenovany.pomer.pomere.pomerne.pomerom.pomerov.pomeru.pomery.pomnik.pomniky.pomoc.pomoci.pomocne.pomocny.pomocou.pomoct.pomohla.pomohli.pomohol.pomoze.ponad.pondelok.ponechat.ponorky.ponuka.ponukaju.ponukol.ponuku.ponuky.pop.popis.popisal.popisuje.poplatky.poprad.popraveny.popredia.popredny.poprednych.popri.populacia.populacie.populacii.popularita.popularite.popularitu.popularity.popularna.popularne.popularnej.popularny.poradca.poradi.poradie.porasty.porazene.porazeni.porazeny.porazil.porazila.porazili.porazit.porazka.porazke.porazku.poriadku.poriadne.poriadok.porodila.porota.porov.porovnani.porovnanie.port.portal.portalu.portaly.portret.portrety.poruch.porucha.poruchu.poruchy.porusenie.pos.posadka.posadke.posadkou.posadku.posadky.posadok.poschodi.poschodia.poschodie.posilnenie.position.poskodena.poskodene.poskodenia.poskodenie.poskodeniu.poskodeny.poskytnut.poskytol.poskytovat.poskytuje.poskytuju.poslal.poslali.poslanca.poslanci.poslancom.poslancov.poslanec.poslanie.poslany.poslat.posledna.posledne.posledneho.poslednej.posledni.poslednom.poslednou.poslednu.posledny.poslednych.poslednym.posmrtne.posobeni.posobenia.posobenie.posobenim.posobi.posobia.posobiaca.posobiace.posobiaci.posobil.posobila.posobili.posobit.posobnost.posobnosti.post.posta.postav.postava.postavami.postavena.postavene.postaveni.postavenia.postavenie.postavenim.postaveny.postavil.postavila.postavili.postavit.postavou.postavu.postavy.poste.postoj.postoje.postu.postup.postupe.postupil.postupili.postupne.postupnost.postupnym.postupom.postupov.postupovat.postupu.postupuje.postupy.posty.posun.potencial.potlaceni.potok.potoka.potom.potomkov.potomkovia.potrava.potravin.potraviny.potravu.potravy.potreba.potrebna.potrebne.potrebnu.potrebny.potrebnych.potreboval.potrebu.potrebuje.potrebuju.potreby.potrieb.potvrdena.potvrdene.potvrdenie.potvrdil.potvrdila.potvrdili.potvrdit.potvrdzuje.poukazuje.poukazuju.pour.pouzije.pouzil.pouzila.pouzili.pouzit.pouzita.pouzite.pouziti.pouzitia.pouzitie.pouzitim.pouzity.pouzitych.pouziva.pouzivaju.pouzival.pouzivala.pouzivali.pouzivalo.pouzivana.pouzivane.pouzivani.pouzivania.pouzivanie.pouzivanim.pouzivany.pouzivat.po</text:p>
      <text:p text:style-name="Standard">uzivatel.povaha.povahu.povahy.povazoval.povazovali.povazovana.povazovane.povazovany.povazovat.povazuje.povazujem.povazuju.povedal.povedala.povedane.povedat.povedomia.povereny.poveril.povest.povesti.povie.poviedka.poviedky.poviedok.povinne.povinnost.povinnosti.povinny.povod.povode.povodi.povodia.povodie.povodna.povodne.povodneho.povodnej.povodnemu.povodni.povodnom.povodnu.povodny.povodnych.povodnym.povodom.povodu.povolani.povolania.povolanie.povolanim.povolany.povolene.povolenia.povolenie.povrch.povrchom.povrchove.povrchu.povstalci.povstalcov.povstani.povstania.povstanie.povyseny.power.powiat.powiatu.pozadi.pozadie.pozdlz.pozdlzne.pozdlznych.pozemkov.pozemku.pozemky.pozemne.pozemnych.poziadal.poziadat.poziadavka.poziadavku.poziadavky.poziar.poziari.poziaru.pozicia.pozicie.pozicii.poziciu.pozitivne.pozitivny.pozn.pozna.poznal.poznali.pozname.poznamka.poznamky.poznania.poznanie.poznat.poznatkov.poznatky.pozor.pozornost.pozornosti.pozoroval.pozorovana.pozorovane.pozorovani.pozorovany.pozorovat.pozorujeme.pozostatky.pozostava.pozri.pozriet.pozrite.pozval.pozvanie.pp.pr.prac.praca.pracach.pracami.prace.prach.prachu.praci.pracou.pracoval.pracovala.pracovali.pracovat.pracovisko.pracovna.pracovne.pracovneho.pracovnej.pracovnici.pracovnik.pracovny.pracovnych.pracu.pracuje.pracuju.pracujuci.praha.prahe.prahy.prakticke.prakticky.pramen.pramena.pramene.prameni.prameniaci.pramennej.pramenoch.pramenom.pramenov.prapor.prav.prava.pravda.pravdive.pravdu.pravdy.prave.praveho.pravej.pravidelne.pravidiel.pravidla.pravidlami.pravidlo.pravna.pravne.pravneho.pravnej.pravnickej.pravnik.pravny.pravnych.pravo.pravom.pravomoc.pravomoci.pravu.pravy.prax.praxe.praxi.prazdna.prazdne.prazdneho.prazdny.prazskeho.prazskej.prazskom.prazsky.pre.prebehla.prebehli.prebehlo.prebehol.prebera.prebieha.prebiehaju.prebiehal.prebiehala.prebiehali.prebiehalo.prebiehat.prebojoval.prebral.prec.prechadza.prechadzal.prechadzat.prechod.prechode.prechodne.prechodom.prechodu.pr<text:soft-page-break/>ecitat.preco.pred.predaj.predaja.predajne.predal.predala.predalo.predanych.predat.predava.predavat.predbezne.predcasne.predchadza.predchodca.predchodcu.predkov.predkovia.predlozil.predlzena.predlzeni.predlzenie.predmesti.predmet.predmetom.predmetov.predmetu.predmety.predna.prednasal.prednasky.predne.prednej.prednost.prednosta.prednych.predohra.predoslych.predpisov.predpisy.predpoklad.predsa.predseda.predsedom.predsedu.predstav.predstava.predstavil.predstavit.predstavu.predstavy.predtym.prehlad.prehliadky.prehral.prehrala.prehrali.prehry.prejav.prejavi.prejavil.prejavila.prejavili.prejavilo.prejavom.prejavov.prejavovat.prejavu.prejavuje.prejavuju.prejavy.prejde.prejst.prekazky.preklad.prekladal.preklade.prekladom.prekladu.preklady.prekonal.prekonala.prekonat.prekonava.prekrocil.prekrocit.prelet.preletela.preletu.prelome.prelomu.prelozene.prelozeny.prelozil.prelozit.premava.premena.premenene.premenil.premenna.premenne.premennej.premennych.premenou.premenu.premeny.premier.premiera.premierom.premieru.prenasa.prenasat.prenesene.preniesol.preniest.prenika.prenikli.preniknut.prenos.prenosu.prepis.prepojene.prepojenie.prepravu.prepusteni.prepusteny.prerusene.prerusenie.presadil.presadit.presahuje.presiel.presla.preslavil.preslavila.presli.preslo.presna.presne.presnejsie.presnost.presnostou.presny.presov.presove.press.prestal.prestala.prestali.prestavana.prestavany.prestavba.prestavbe.prestavby.prestup.prestupil.presun.presunul.presunula.presunuli.presunut.presunute.presvedcil.presvedcit.preteka.pretekar.pretekoch.pretekov.preteky.preto.pretoze.prevadzka.prevadzke.prevadzku.prevadzky.prevahu.prevazna.prevazne.prevedeni.prevlada.prevladaju.prevod.prevodovka.prevrat.prevzal.prevzala.prevzali.prevzata.prevzate.prevziat.prezentuje.prezident.prezidenta.prezil.prezila.prezili.prezit.prezitie.prezyvany.prezyvku.pri.priam.priama.priame.priameho.priamej.priamo.priamu.priamy.priamym.priatel.priatela.priatelia.priatelmi.priatelom.priatelov.pribeh.pribehov.pribehu.pribehy.pribera.priblizit.priblizne.priblizuje.pribudla.pribudli.pribuzne.pribuzni.pribuzny.pribuznych.prichadza.prichod.prichode.prichodom.prichodu.pricin.pricina.pricinou.pricinu.priciny.pricom.prida.pridal.pridala.pridali.pridane.pridanim.pridat.pridava.pridavaju.pridavat.pridavne.pride.pridelene.prideleny.priebeh.priebehu.priebezne.priecelia.priecelie.priechod.priecku.priecne.priehrady.priekopnik.priemer.priemere.priemerna.priemerne.priemerny.priemerom.priemeru.priemysel.priemysle.priemyslu.prieskum.prieskumu.priestor.priestore.priestorom.priestorov.priestoru.priestory.prietok.priezviska.priezvisko.prihlasil.prijal.prijala.prijali.prijalo.prijat.prijata.prijate.prijati.prijatie.prijaty.prijem.prijima.prijimat.prijme.prijmov.prijmu.prijmy.prikaz.prikazal.prikazy.priklad.prikladom.prikladov.priklady.prilahlych.prilis.primarne.primator.primatora.primerane.primerie.primitivne.prinasa.princ.princa.princezna.princip.principe.principom.principov.principu.principy.priniesla.priniesli.prinieslo.priniesol.priniest.prinos.prinosom.prip.pripad.pripada.pripade.pripadla.pripadlo.pripadne.pripadoch.pripadom.pripadov.pripadu.pripady.pripaja.pripisuje.pripojena.pripojene.pripojeni.pripojenia.pripojenie.pripojeny.pripojil.pripojili.pripojit.pripomina.priprav.priprava.priprave.pripravena.pripravene.pripraveny.pripravil.pripravit.pripravky.pripravu.pripravuje.pripravy.priroda.prirode.prirodna.prirodne.prirodneho.prirodnej.prirodny.prirodnych.prirodou.prirodu.prirody.prirodzene.prirodzenu.prirodzeny.prirucka.prisiel.prisla.prisli.prislo.prislusne.prislusnej.prislusnik.prislusny.prisne.prispel.prispela.prispeli.prispevkov.prispevky.prispevok.prispieva.prispieval.prist.pristal.pristala.pristali.pristati.pristatia.pristatie.pristav.pristave.pristavu.pristroj.pristroja.pristroje.pristrojov.pristup.pristupna.pristupne.pristupny.pristupom.pristupu.pritok.pritokom.pritokov.pritoku.pritoky.pritom.pritomne.pritomnost.pritomny.priviedol.privilegia.privlastok.prix.prizemi.priznakov.priznaky.priznal.pro.problem.problemami.problemoch.problemom.problemov.problemu.problemy.proces.procese.procesmi.procesom.procesor.procesora.procesorov.procesory.procesov.procesu.procesy.prod.producent.produkcia.produkcie.produkcii.produkciu.produkoval.produkt.produktom.produktov.produktu.produkty.produkuje.produkuju.prof.profesor.profesora.profesorom.profil.profile.program.programe.programoch.programom.programov.programu.programy.progress.project.projekt.projekte.projektoch.projektom.projektov.projektu.projekty.promo.proroka.prosim.prospech.proste.prostredi.prostredia.prostredie.prostredim.protest.proti.protiklade.protivnika.protokol.protokolu.prototyp.prototypy.provincia.provincie.provincii.provinciou.provinciu.proza.prozaik.prozy.prstenec.prsty.prud.prudko.prudky.prudom.prudov.prudu.prudy.pruh.pruhov.pruhy.prva.prve.prveho.prvej.prvemu.prvenstvo.prvi.prvkami.prvkom.prvkov.prvku.prvky.prvok.prvom.prvotne.prvou.prvovystup.prvu.prvy.prvych.prvykrat.prvym.prvymi.ps.psa.pseudonym.psom.psov.psp.psy.psychicke.psychicky.psycholog.pt.public.publicista.publikacie.publikacii.publikoval.publikovat.publikum.publishing.punk.puska.pusky.puste<text:soft-page-break/>.pusti.pustil.put.puzdro.pyramida.pyramidy.q.queen.r.ra.racionalne.rad.rada.radca.rade.radi.radia.radikalne.radio.radnica.radnice.radoch.radom.radost.radou.radov.radovo.radovy.radsej.radu.rady.raf.rainbot.rajon.raketa.raketoplan.raketou.raketovy.raketu.rakety.rakiet.rakuska.rakuske.rakuskeho.rakuskej.rakusko.rakuskom.rakusku.rakusky.rakuskych.ram.ramci.ramec.ramena.rameno.ramien.rampy.rana.rane.ranenych.rano.rany.ranych.rast.rastie.rastislav.rastlin.rastlina.rastliny.rastu.rasy.rate.ray.raz.razy.re.reagoval.reagovat.reaguje.reaguju.reakcia.reakcie.reakcii.reakciou.reakciu.real.reality.realizacia.realizacie.realizacii.realizaciu.realizoval.realizovat.realizuje.realne.realnom.realnych.rebricka.rebrickoch.rebricku.rec.recenzie.reci.records.red.redakcie.redakcii.redaktor.redaktora.redaktori.redaktorka.redaktorom.redaktorov.redigoval.reedicia.ref.references.referencie.reforiem.reformacie.reformu.reformy.region.regionalna.regionalne.regionalny.regione.regionov.regionu.regiony.register.registra.regulacia.rehole.reklama.rekord.rekordy.rekreacne.rektor.relacia.relacie.relacii.relativity.relativne.relief.remesiel.remesla.remix.renault.rene.renesancie.renesancny.republik.republika.republike.republikou.republiku.republiky.research.resp.respektive.retazca.retazec.retrieved.review.revolucia.revolucie.revolucii.revue.rezervacia.rezervacie.rezia.rezim.rezime.rezimom.rezimu.reziroval.reziser.rezisera.reziserom.reziu.rgb.riadena.riadene.riadeni.riadenia.riadenie.riadeny.riadi.riadia.riadiace.riadiaci.riadil.riadit.riaditel.riaditela.riaditelom.riadku.riadok.richard.richarda.riek.rieka.rieke.riekou.rieku.rieky.riesene.rieseni.riesenia.riesenie.riesenim.riesi.riesit.right.rim.rima.rimania.rimanov.rimavska.rime.rimska.rimske.rimskeho.rimskej.rimski.rimsko.rimsky.rimskych.rimskym.rio.risa.rise.risi.risou.risu.river.rizika.riziko.rna.rndr.ro.road.robert.roberta.robi.robia.robil.robila.robili.robit.robot.robota.robotnici.robotnik.robotnikov.roc.rock.rockova.rockovej.rocku.rocna.rocne.rocneho.rocnej.rocnik.rocnika.rocnikom.rocnikov.rocniku.rocnu.rocny.rocnych.rod.rodaci.rodak.rodena.rodicia.rodicmi.rodicom.rodicov.rodin.rodina.rodine.rodinne.rodinnej.rodinny.rodinnych.rodinou.rodinu.rodiny.rodneho.rodnej.rodnom.rodom.rodov.rodove.rodu.rody.roger.roh.rohu.rok.roka.rokmi.rokoch.rokom.rokov.rokovani.rokovania.roku.roky.rola.role.roli.roll.rolling.rolnici.rolnikov.rolu.rom.roman.romane.romanov.romanticky.romanu.romany.ropy.rose.rotacia.rotacie.rovina.rovine.roviny.rovna.rovnaka.rovnake.rovnakeho.rovnakej.rovnako.rovnakom.rovnakou.rovnaku.rovnaky.rovnakych.rovnakym.rovne.rovnic.rovnica.rovnice.rovniku.rovno.rovnobezne.rovnomerne.rovnost.rovnosti.rovnovahy.rovny.roy.royal.rozdelena.rozdelene.rozdeleni.rozdelenia.rozdelenie.rozdeleny.rozdelil.rozdelila.rozdelili.rozdelit.rozdeluje.rozdeluju.rozdiel.rozdielne.rozdielom.rozdielu.rozdiely.rozhlas.rozhlase.rozhlasova.rozhlasu.rozhodca.rozhodcu.rozhodla.rozh</text:p>
      <text:p text:style-name="Standard">odli.rozhodlo.rozhodne.rozhodnut.rozhodnute.rozhodnuti.rozhodol.rozhoduje.rozhovor.rozhovore.rozhovory.rozhrani.rozhrania.rozhranie.rozkaz.rozklada.rozkvet.rozlicne.rozlicnych.rozlisenie.rozlisenim.rozlisit.rozlisuje.rozlisuju.rozloha.rozlohe.rozlohou.rozlohu.rozlohy.rozlozenie.rozmach.rozmedzi.rozmer.rozmermi.rozmerov.rozmery.rozne.rozneho.roznej.rozny.roznych.roznym.roznymi.rozpad.rozpade.rozpadla.rozpadu.rozpatie.rozpocet.rozpoctu.rozpore.rozpory.rozprava.rozpravka.rozpravky.rozpravok.rozpusta.rozsah.rozsahu.rozsiahla.rozsiahle.rozsiahlej.rozsiahlu.rozsiahly.rozsirena.rozsirene.rozsirenia.rozsirenie.rozsirenim.rozsireniu.rozsireny.rozsiril.rozsirila.rozsirili.rozsirilo.rozsirit.rozsirovat.rozsiruje.rozsudku.rozsudok.roztoku.rozum.rozumie.rozumu.rozvija.rozvijal.rozvijat.rozvinul.rozvod.rozvoj.rozvoja.rozvoji.rozvojom.rozvoju.rs.ru.ruch.ruchu.rucne.rud.rudolf.rudolfa.rudy.rue.ruiny.ruk.ruka.rukach.rukami.ruke.rukopis.rukou.ruku.ruky.rumunska.rumunsko.rumunsku.rumunsky.run.rus.rusi.ruska.ruske.ruskeho.ruskej.rusko.ruskom.rusku.rusky.ruskych.ruskym.ruzomberku.ruzomberok.ryan.ryb.rybnik.ryby.rychla.rychle.rychleho.rychlejsie.rychlo.rychlost.rychlosti.rychlostna.rychlostou.rychly.rychlym.rysy.rytier.rytierov.rytmicka.rytmus.s.sa.sablon.sablona.sablonu.sablony.sachu.sad.sada.sadu.sady.saint.sala.sale.saly.sam.sama.samce.same.samec.sameho.sami.samica.samice.samo.samospravy.samostatna.samostatne.samostatnu.samostatny.samotna.samotne.samotneho.samotnej.samotnom.samotnu.samotny.samotnych.samotnym.samovrazdu.samozrejme.sampionate.samuel.san.sancu.sankt.sans.santa.sapiens.sas.satelit.satelitov.saturn.saturna.saturnu.sav.say.sc.scalemajor.scaleminor.scasti.scena.scenar.scenarista.scene.scenu.sceny.schema.schemy.schltr.schmidt.school.schopna.schopne.schopni.schopnost.schopnosti.schopny.schvalene.schvaleny.schvalil.sci.science.scitania.scitanie.scott.script.sd.sdku.sdl.se.sea.seba.sebe.sebou.second.secret.sedem.sedenie.sedi.sedimentov.sedimenty.sedla.sedlo.sedlom.see.sef.sekcia.sekcie.sekcii.sektor.sekund.sekundarne.sekundu.sekundy.sekvencie.sem.semena.semifinale.seminar.seminara.sen.senat.senatu.september.sep<text:soft-page-break/>tembra.septembri.sergej.seria.serial.seriali.serialu.serialy.serie.series.serii.seriu.server.servery.service.sest.sestra.sestrou.sestru.sestry.set.sever.severe.severna.severne.severneho.severnej.severnom.severnou.severnu.severny.severnych.severnym.severu.sex.sexualne.sezon.sezona.sezonach.sezone.sezonou.sezonu.sezony.sfarbenie.sfere.sfery.sfondo.sg.shadow.shift.short.should.show.si.siaha.siahaju.sice.side.sidiel.sidla.sidli.sidlil.sidlili.sidliska.sidlisko.sidlisku.sidlo.sidlom.siedmich.siedmy.siedmych.siel.sien.siene.siestich.siestimi.siesty.siet.siete.sieti.sietou.signal.signalov.signalu.signaly.sil.sila.silami.sile.silna.silne.silneho.silnej.silnejsie.silno.silnou.silnu.silny.silnych.silnym.silnymi.silou.silu.silver.sily.simon.sin.singel.single.singles.singlom.singlov.singlu.sio.sir.sirenia.sirenie.siri.sirit.sirka.sirkou.sirku.sirky.siroka.siroke.sirokeho.sirokej.siroko.sirokom.sirokou.siroku.siroky.sirokym.sirsie.sirsom.site.situacia.situaciach.situacie.situacii.situaciu.situovana.situovane.size.sk.ska.skala.skale.skalne.skalu.skaly.ske.skeho.skej.skla.sklad.sklada.skladaju.skladal.skladala.skladatel.skladatela.skladba.skladbach.skladbami.skladbe.skladbou.skladbu.skladby.skladieb.sklo.sklon.sklonku.sklonom.sklonovani.skoda.skody.skok.skol.skola.skolach.skole.skolou.skolska.skolske.skolskeho.skolskej.skolskom.skolsky.skolskych.skolstva.skolstvo.skolu.skoly.skom.skonceni.skoncil.skoncila.skoncili.skoncilo.skor.skore.skoro.skotska.skotsky.skr.skratene.skrateny.skratka.skratkou.skratky.skrine.skuma.skumal.skumania.skumanie.skumat.skupin.skupina.skupinach.skupinami.skupine.skupinou.skupinu.skupiny.skus.skusenost.skusenosti.skusku.skusky.skusobny.skusok.skutocna.skutocne.skutocneho.skutocnej.skutocnost.skutocnu.skutocny.skutocnym.skvrny.sky.skych.sl.slaba.slabe.slabo.slabsie.slaby.slachta.slachtic.slachtici.slachticov.slachty.slacikove.slava.slavia.slavne.slavneho.slavni.slavnost.slavnosti.slavnostne.slavny.slavnych.slavu.slavy.sled.sledoval.sledovanie.sledovat.sleduje.slnecna.slnecne.slnecneho.slnecnej.slnecny.slnecnych.slnka.slnko.slnkom.slnku.slo.sloboda.slobodna.slobodne.slobodneho.slobodny.slobodnych.slobodu.slobody.slohu.slov.slova.slovaci.slovak.slovakia.slovakov.slovami.slovan.slovania.slovanov.slovanske.slovart.slove.slovencina.slovencine.slovenciny.slovenska.slovenske.slovenskej.slovenski.slovensko.slovenskom.slovenskou.slovensku.slovensky.slovenskym.slovne.slovnik.slovo.slovom.slub.sluzba.sluzbach.sluzbe.sluzbu.sluzby.sluzi.sluzia.sluziace.sluziaci.sluzieb.sluzil.sluzila.sluzili.sluzilo.sluzit.small.sme.smer.smere.smeroch.smerom.smerov.smeru.smeruje.smery.smith.smk.smrt.smrtelne.smrti.smrtou.smutku.smutok.snad.snaha.snahe.snahou.snahu.snahy.snazi.snazia.snazil.snazila.snazili.snazit.snd.snehu.snem.sneme.snemovne.snemu.snimka.snimky.snimok.snp.snr.sns.so.sobas.sobota.sobotu.soc.soch.socha.sochar.sochara.sochu.sochy.socializmu.socialna.socialne.socialneho.socialnej.socialno.socialnu.socialny.socialnych.society.sociolog.softver.softveru.software.sojuz.sokol.sokrates.sol.solar.soli.solid.solo.solova.solove.solovy.som.some.sonata.sond.sonda.sondou.sondu.sondy.song.songs.sony.sopka.sopky.sotva.sou.soul.sound.soundtrack.source.south.sovieti.sovietska.sovietske.sovietskej.sovietskom.sovietsky.sovietskym.sp.space.spachal.spada.spadaju.spaja.spajaju.spajajuca.spajat.span.spanielska.spanielske.spanielsko.spanielsku.spanielsky.spanku.sparta.sparty.spat.spatne.special.specialna.specialne.specialnej.specialny.specialnym.specificke.specificky.spektra.spektrum.spev.spevacka.spevacky.spevak.spevaka.spevakom.spevakov.spevu.spieva.spieval.spirit.spis.spisov.spisovatel.spisovnej.spisska.spisskej.spisy.splna.splnit.spn.spociatku.spociva.spod.spodna.spodnej.spoje.spojena.spojencami.spojenci.spojencom.spojencov.spojene.spojenecke.spojeneho.spojeni.spojenia.spojenie.spojenim.spojenom.spojeny.spojenych.spojil.spojila.spojili.spojit.spojov.spol.spolkov.spolkovej.spolku.spolocna.spolocne.spolocneho.spolocnej.spolocnom.spolocnost.spolocnu.spolocny.spolocnych.spolocnym.spolok.spolu.spoluautor.spolupraca.spoluprace.spolupraci.spolupracu.spomedzi.spomenut.spomenute.spomienky.spomina.spominaju.spominana.spominane.spominany.spor.spore.sporne.sporov.sport.sporte.sportom.sportov.sportova.sportovcov.sportove.sportoveho.sportovej.sportovy.sportovych.sportu.sporty.sporu.spory.sposob.sposobe.sposobena.sposobene.sposobeny.sposobi.sposobil.sposobila.sposobili.sposobilo.sposobit.sposobmi.sposobom.sposobov.sposobu.sposobuje.sposobuju.sposoby.spotreba.spotrebu.spotreby.spoznal.spracoval.spracovane.spracovani.sprav.sprava.spravania.spravanie.spravca.spravcom.spravcov.spravcovia.spravcu.sprave.spravidla.spravil.spravit.spravna.spravne.spravneho.spravnej.spravnu.spravny.spravnych.spravnym.spravou.spravu.spravuje.spravy.spred.sprevadza.sprevadzal.sprievod.sprievodca.sprievodne.spring.sprvu.spustena.spustenie.square.sr.srb.srbska.srbsko.srbsku.srbsky.srdca.srdce.srdci.srst.srsti.ss.ssp.ssr.st.stabilitu.stability.stabilne.stabu.staca.staci.stadia.stadion.stadiona.stadione.stadiu.stadium.stal.stala.stale.stali.stalin.stalo.staly.standard.standardna.standardne.standardny.stand<text:soft-page-break/>ardom.standardov.standardu.standardy.stane.stanic.stanica.stanicami.stanice.stanici.staniciach.stanicou.stanicu.stanislav.stanley.stanovene.stanoveny.stanovisko.stanovit.stanu.star.stara.starat.stare.stareho.starej.stari.starom.starosta.starosti.starostu.staroveke.starovekej.starovekom.staroveku.stars.starsej.starsi.starsia.starsich.starsie.starsieho.starsim.start.starte.startom.startu.staru.stary.starych.starym.stastia.stastie.stastne.stastny.stat.state.states.station.statistika.statistiky.statmi.statna.statne.statneho.statnej.statnik.statnom.statnou.statnu.statny.statnych.statnym.statoch.statom.statov.statu.status.statut.staty.stav.stava.stavaju.staval.stavala.stavali.stavat.stavba.stavbach.stavbe.stavbou.stavbu.stavby.stave.stavebna.stavebne.stavebneho.stavebnej.stavebny.stavebnych.stavia.stavieb.stavitel.stavom.stavov.stavu.stavy.stb.ste.stefan.stefana.stefanika.stena.stenach.stenami.stene.stenou.stenu.steny.stephen.steve.steven.stiahli.stiahnut.stiahnutie.stiahol.stiavnici.stien.stihaci.stihacie.stihacky.stit.stite.stitom.stitu.stity.stlp.stlpov.stlpy.stn.sto.stoja.stojaci.stoji.stol.stoleti.stolice.stone.stop.stopy.stor.storoci.storocia.storocie.story.stoviek.stovky.str.straca.strach.strachu.stran.strana.stranach.stranami.strane.stranka.strankach.stranke.stranku.stranky.stranok.stranou.stranu.strany.strat.strata.strate.strategia.strategie.stratene.stratil.stratila.stratili.stratilo.stratou.stratu.straty.stravil.straze.strecha.strechou.strechu.strechy.stred.strede.strediska.stredisko.strediskom.stredisku.stredna.stredne.stredneho.strednej.strednom.strednu.stredny.strednych.stredom.stredovek.stredoveke.stredoveku.stredu.street.strela.strelcom.strelec.strelil.strely.stretava.stretavaju.stretavame.stretla.stretli.stretne.stretnut.stretnuti.stretnutia.stretnutie.stretol.strieborna.strieborne.striebornu.strieborny.striebro.striedaju.striedanie.striedavo.striel.strih.strnast.stroj.stroja.stroje.strojom.strojov.strom.stromov.stromu.stromy.strop.strucne.strucny.struktur.struktura.strukture.strukturou.strukturu.struktury.struny.stryka.stryko.sts.student.studenti.studentom.studentov.studia.studiach.studie.studies.studii.studijne.studijny.studijnych.studio.studiom.studios.studiove.studioveho.studiovy.studiu.studium.studoval.studovala.studovat.studuje.stupa.stupen.stupna.stupne.stupni.stupnice.stupnoch.stupnom.stupnov.stur.stura.stuttgart.stv.stvarnenie.stvarnil.stvohra.stvorhra.stvorhre.stvorhry.stvrt.stvrta.stvrte.stvrteho.stvrtej.stvrti.stvrtom.stvrtou.stvrty.stvrtym.styk.styku.styky.styl.style.stylom.stylov.stylu.styly.styri.styria.styrikrat.styrmi.styroch.su.sub.subezne.subjekt.subjektu.suboj.suboji.subor.subore.suborom.suborov.suboru.subory.subsp.sucasna.sucasne.sucasneho.sucasnej.suca</text:p>
      <text:p text:style-name="Standard">sni.sucasnom.sucasnost.sucasnosti.sucasnu.sucasny.sucasnych.sucasnym.sucast.sucasti.sucastou.sucet.sucha.suche.suchy.suciastky.suciastok.sud.sudca.sudcov.sudcu.sude.sudny.sudom.sudu.sudy.suhlas.suhlasil.suhlasim.suhlasom.suhlasu.suhrn.suhrnne.suhvezdi.suhvezdia.suhvezdie.sukromna.sukromne.sukromneho.sukromnej.sukromny.sukromnych.sulade.sultan.sumu.sun.suostrovia.sup.super.supera.superom.superov.supis.supraphon.supravy.sur.suradnic.suradnice.surodencov.surovin.suroviny.survey.sus.susedi.susedne.susednej.susednych.susedstve.susi.susosie.sustava.sustave.sustavou.sustavu.sustavy.sustredene.sustredil.sustreduje.sutaz.sutaze.sutazi.sutaziach.sutoku.suvisi.suvisia.suvisiace.suvislost.suvislosti.sv.svadba.svadbe.svahoch.svahov.svahu.svahy.svalov.svaly.svata.svate.svateho.svatej.svatopluk.svaty.svatych.svatyne.svedci.svedcia.svedectvo.svedska.svedskej.svedsko.svedsku.svedsky.svet.sveta.svete.svetelnych.svetla.svetle.svetlo.svetlom.svetom.svetova.svetove.svetoveho.svetovej.svetovom.svetovou.svetovu.svetovy.svetovych.svetovym.svetu.svg.sviatku.sviatok.svidnik.svoj.svoje.svojej.svojho.svojich.svojim.svojimi.svojmu.svojom.svojou.svoju.svst.sweet.sydney.symbol.symbolicky.symbolom.symbolov.symboly.symfonia.symfonicky.symfonie.syn.syna.syndrom.synom.synonyma.synonymum.synov.synovec.synovi.synovia.synteza.syntezu.system.systemami.systeme.systemoch.systemom.systemov.systems.systemu.systemy.sz.t.ta.table.tabor.tabora.tabore.taboroch.taborov.tabory.tabula.tabuliek.tabulka.tabulke.tabulky.tah.tahom.tahu.tajne.tajnej.tajomnik.tajomnika.tajomnikom.tajomstvo.tak.taka.takato.take.takeho.takehoto.takej.takejto.taketo.takisto.takmer.takom.takomto.taktiez.taktika.takto.taku.takuto.taky.takych.takychto.takym.takymto.takyto.takze.takzvane.takzvany.tal.talent.tales.talianska.talianske.talianskej.taliansko.talianskom.taliansku.taliansky.tam.tanca.tance.tanec.tank.tankov.tankovej.tanku.tanky.tatier.tato.tatra.tatrach.tatran.tatry.taxon.taylor.tazba.tazby.tazenia.tazenie.tazisko.tazka.tazke.tazkej.tazko.tazkosti.tazku.tazky.tazkych.tazsie.td.te.team.teatro.teba.tebe.tebou.tech.technicka.technicke.technickej.technicku.technicky.technik.technika.technike.technikou.techniku.techniky.technology.tecie.teda.tehal.tej.tejto.tekutiny.tela.tele.telefon.telesa.telesne.telesnej.teleso.telesom.televizia.televizie.televizii.televizna.televizne.televiznej.televiznom.televizny.telies.tell.telo.telom.tem.tema.tematicky.tematikou.teme.temou.template.tempo.tem<text:soft-page-break/>u.temy.ten.tendencie.tendenciu.tenise.tenisovy.tenista.tenistka.tenke.tento.tentokrat.tentoraz.teolog.teologie.teologiu.teoreticke.teoreticky.teoretik.teoria.teorie.teorii.teoriou.teoriu.tepelna.tepelne.tepelneho.tepelnej.tepla.teple.teplo.teplot.teplota.teplotach.teplote.teplotou.teplotu.teploty.teraz.tercom.teren.terene.terenu.terezia.terezie.teritoria.termin.terminal.terminom.terminu.tesne.tesnej.test.testov.testovanie.testy.texas.text.textar.texte.textoch.textom.textov.textu.texty.th.than.that.thdr.the.theater.theatre.their.then.theory.there.this.thomas.three.ti.tiahne.tibetu.tich.ticha.tie.tiel.tieto.tiez.tiger.till.tim.time.timeaxis.timeline.times.timom.timov.timu.timy.tis.tisic.tisice.tisicky.tisicroci.tisicrocia.titan.titanu.tito.titul.titulom.titulov.titulu.tituly.tj.tkaniv.tkaniva.tkanivo.tlac.tlace.tlaci.tlaciaren.tlaciarne.tlak.tlakom.tlaku.tma.tmave.to.toho.tohoto.tohto.tok.tokom.tokov.toku.tokugawa.toky.tolko.tom.tomas.tomasa.tomto.tomu.tomuto.ton.tonov.tonu.tony.top.toronto.totiz.toto.totozne.totozny.tou.tour.touto.tovar.tovaren.tovarne.tovarni.tovarov.tovaru.tower.town.tr.track.tradicia.tradicie.tradicii.tradiciou.tradiciu.tradicna.tradicne.tradicneho.tradicnej.tradicny.tradicnych.tradicnym.tragedia.tragicky.traja.trance.transport.trasa.trase.trasu.trasy.trat.trate.trati.tratou.treba.trencin.trencine.trend.trener.trenera.treneri.trenerom.trenoval.trest.trestne.trestneho.trestu.tretej.treti.tretia.tretie.tretieho.tretim.tretina.tretinu.tretiny.tretiu.tretom.tretou.trh.trhu.trhy.tri.tridsat.tried.trieda.triede.triedu.triedy.trikrat.trinast.trio.trnava.trnave.trnavskej.troch.trocha.trochu.trofej.trojica.trojice.troma.tromi.tron.trone.tronu.troskovych.trpel.trup.trupu.trva.trval.trvala.trvale.trvali.trvalo.trvaly.trvania.trvanie.trvat.tt.tu.tucker.tuhe.tunel.tunela.turbiny.turbo.turci.turecka.turecke.tureckeho.tureckej.turecko.turecku.turecky.tureckych.turisticka.turisticke.turisticky.turistika.turistov.turkami.turkom.turkov.turnaj.turnaja.turnaje.turnaji.turnajoch.turnajov.turne.tuto.tuzba.tv.tvar.tvare.tvari.tvarom.tvarov.tvaru.tvary.tvoj.tvoje.tvorba.tvorbe.tvorbou.tvorbu.tvorby.tvorca.tvorcom.tvorcov.tvorcovia.tvorena.tvorene.tvoreny.tvori.tvoria.tvoriace.tvoriacich.tvoril.tvorila.tvorili.tvorilo.tvorit.tvrde.tvrdenia.tvrdenie.tvrdi.tvrdia.tvrdil.tvrdili.tvrdo.tvrdy.tvrdym.two.ty.tych.tychto.tyci.tyka.tykaju.tykajuce.tykajucich.tym.tymi.tymito.tymto.typ.type.typicka.typicke.typickou.typicky.typickych.typickym.typickymi.typmi.typoch.typom.typov.typu.typy.tyzden.tyzdennik.tyzdna.tyzdne.tyzdni.tyzdnoch.tyzdnov.tzn.tzv.u.uber.ubytovanie.ucast.ucasti.ucastnici.ucastnik.ucastnikom.ucastnikov.ucastou.ucebne.ucebnic.ucebnice.ucel.ucelom.ucelu.ucely.ucenec.uceni.ucenia.ucenie.ucet.uci.ucil.uciliste.ucinkom.ucinkoval.ucinku.ucinky.ucinne.ucinnost.ucinnosti.ucinok.ucit.ucitel.ucitela.ucitelia.ucitelka.ucitelom.ucitelov.ucitelskom.uctu.ucty.udaj.udaje.udajne.udajov.udalost.udalosti.udava.udelena.udelene.udeleny.udelil.udelila.udeluje.uder.udoli.udolia.udolie.udolim.udrzal.udrzali.udrzanie.udrzat.udrzbu.udrziava.udrziavat.udrzuje.uefa.uhla.uhlia.uhlie.uhlika.uhlom.uhol.uhorska.uhorske.uhorskeho.uhorskej.uhorsko.uhorskom.uhorsku.uhorsky.uhorskych.uhorskym.ujal.ujst.uk.ukazal.ukazala.ukazali.ukazalo.ukazat.ukaze.ukazka.ukazuje.ukazuju.ukladanie.ukoncena.ukoncene.ukonceni.ukoncenia.ukoncenie.ukonceny.ukoncil.ukoncila.ukoncit.ukor.ukrajina.ukrajine.ukrajinsky.ukrajiny.ul.ulic.ulica.ulicami.ulice.ulici.uliciach.ulicou.ulicu.uloh.uloha.ulohach.ulohe.ulohou.ulohu.ulohy.ulomkov.ulozena.ulozene.ulozenie.ulozeny.ulozit.ulrich.um.umelca.umelcami.umelci.umelcom.umelcov.umele.umelec.umelecka.umelecke.umeleckeho.umeleckej.umelecku.umelecky.umeleckych.umeleckym.umelo.umelych.umeni.umenia.umenie.umenim.umiera.umiestnena.umiestnene.umiestneny.umiestnil.umiestnila.umiestnili.umiestnit.umozni.umoznil.umoznila.umoznili.umoznilo.umoznoval.umoznuje.umoznuju.umrel.umrtia.umyselne.umyslom.un.und.under.une.unesco.unia.unie.unii.unik.uniknut.uniku.union.united.universal.university.univerzit.univerzita.univerzite.univerzitu.univerzity.up.upadku.upadok.upadol.upati.upatia.uplatnenie.uplatnil.uplatnuje.uplna.uplne.uplnej.uplnu.uplny.uprav.uprava.upravach.upravami.uprave.upravena.upravene.upraveny.upravil.upravit.upravou.upravovat.upravu.upravuje.upravy.uprostred.ur.urad.urade.uradne.uradnici.uradnik.uradnikov.uradny.uradnym.uradom.uradov.uradu.urady.uran.urata.urban.urcena.urcene.urcenia.urcenie.urceny.urcenych.urcil.urcit.urcita.urcite.urciteho.urcitej.urcitom.urcitu.urcity.urcitych.urcitym.urcuje.urcuju.urobi.urobil.urobila.urobili.urobit.uroven.urovne.urovni.urovnou.urychlene.us.usa.usadil.usadili.usadlosti.usb.usd.use.used.usek.usekoch.usekov.useku.useky.usi.usiel.usilia.usilie.usiloval.uskutocnil.uskutocnit.uspech.uspechom.uspechov.uspechu.uspechy.uspesna.uspesne.uspesneho.uspesnej.uspesnom.uspesnu.uspesny.uspesnych.uss.ust.ustanoveny.ustanovil.ustav.ustava.ustave.ustavu.ustavy.usti.ustia.ustie.ustiu.ustredna.ustredneho.ustrednej.ustredny.ustrednym.ustup.ustupe.ustupit.ut.utc.utek.uteku.utiect.utiekol.utocnici.utocnik.utocnika.utok.utokmi.utokoch.utokom.utokov.utoku.utoky.utrpel.utrpeli.utrpenie.utvar.utvarov.utvaru.utvary.uv.uvadza.uvadzaju.uvadzane.uvad<text:soft-page-break/>zany.uvadzat.uvahy.uvazneny.uvazovat.uvazuje.uvedena.uvedene.uvedeneho.uvedenej.uvedeni.uvedenie.uvedeny.uvedenych.uvedomil.uvedomit.uverejnil.uviedla.uviedli.uviedol.uviest.uvod.uvode.uvodnom.uvolnenie.uvolnuje.uz.uzatvara.uzavrel.uzavreli.uzavreta.uzavrete.uzavrety.uzavriet.uzemi.uzemia.uzemiach.uzemie.uzemim.uzemiu.uzemne.uzemno.uzitocne.uzivania.uzivatel.uzivatelia.uzivatelov.uzke.uzko.uzky.uzlov.uznal.uznane.uznanie.uznany.uznat.uznava.uznavany.uzol.uzsom.v.va.vaclav.vaclava.vacsej.vacsi.vacsia.vacsich.vacsie.vacsieho.vacsim.vacsina.vacsine.vacsinou.vacsinu.vacsiny.vacsiu.vacsom.vacsou.vah.vaha.vahom.vahu.vahy.vajicka.valca.valcov.valec.valley.value.vam.van.vancouver.vapence.var.variacie.variant.variantoch.variantov.varianty.vas.vase.vasil.vazba.vazby.vazeni.vazenia.vazenie.vazi.vazil.vazne.vazneny.vaznov.vchod.vdaka.vdova.ve.vec.vecer.veci.veciach.vecne.vecny.ved.veda.vedci.vedcov.vede.vedec.vedecka.vedecke.vedeckeho.vedeckej.vedecko.vedecku.vedecky.vedeckych.vedel.vedeli.vedena.vedene.vedeni.vedenia.vedenie.vedenim.vedeny.vedenych.vedia.vedie.vediet.vedla.vedlajsej.vedlajsich.vedlajsie.vedome.vedomia.vedomie.vedomosti.vedomy.vedu.veduca.veduce.veduceho.veducej.veduci.veducich.veducim.veducou.vedy.vek.vekom.vektor.veku.vela.velenia.velenie.velenim.velicina.veliciny.velil.velitel.velitela.velitelia.velitelom.velitelov.velka.velke.velkeho.velkej.velkemu.velkom.velkost.velkosti.velkostou.velkou.velku.velky.velkych.velkym.velkymi.velmi.venoval.venovala.venovali.venovana.venovane.venovany.venovat.venuje.venusa.venuse.verejna.verejne.verejneho.verejnej.verejnost.verejnosti.verejnu.verejny.verejnych.veri.veria.veriaci.veriacich.veril.verili.verim.verlag.verne.vernost.vers.verse.version.versov.vertical.vertikalne.verzia.verziach.verzie.verzii.verziou.verziu.ves.vesmir.vesmire.vesmirneho.vesmirnej.vesmirny.vesmiru.veta.vete.vetra.vetu.vetva.vetvy.vety.veza.veze.vezi.vezou.vezu.vhodna.vhodne.vhodny.vhodnych.vhodnym.vi.via.viac.viacej.viacere.viaceri.viacero.viacerych.viacerym.viacerymi.viackrat.vianoce.viazane.viaze.victor.victoria.vid.videa.videl.videli.video.videoklip.vidi.vidiecka.vidieku.vidiet.vidim.vidime.viditelna.viditelne.viditelny.vidno.vie.vied.vieden.viedenskej.viedla.viedli.viedlo.viedne.viedni.viedol.viem.vieme.viera.viere.vieru.viery.viest.viet.vietor.vii.viii.vik</text:p>
      <text:p text:style-name="Standard">tor.vila.viliam.villa.vily.vina.vincent.vino.virus.virusu.vita.vitaz.vitaza.vitazi.vitazka.vitazne.vitazny.vitazom.vitazov.vitazstiev.vitazstva.vitazstve.vitazstvo.vitazstvom.vizualne.vklada.vl.vlad.vlada.vladca.vladcom.vladcov.vladcovia.vladcu.vlade.vladimir.vladimira.vladislav.vladla.vladli.vladne.vladnej.vladnucej.vladnut.vladnych.vladol.vladou.vladu.vlady.vlajka.vlajku.vlajky.vlak.vlakien.vlakna.vlakno.vlakov.vlaku.vlaky.vlasti.vlastna.vlastne.vlastneho.vlastnej.vlastni.vlastnikom.vlastnil.vlastnili.vlastnom.vlastnost.vlastnosti.vlastnou.vlastnu.vlastny.vlastnych.vlastnym.vlastnymi.vlasy.vlavo.vlhkost.vlieva.vlk.vln.vlna.vlnu.vlny.vlozit.vnimania.vnimanie.vnimat.vnuk.vnutorna.vnutorne.vnutorneho.vnutornej.vnutornu.vnutorny.vnutornych.vnutornym.vnutra.vnutri.vnutro.vo.vobec.voci.vod.voda.vodach.vodca.vodcom.vodcov.vodcu.vode.vodic.vodica.vodik.vodika.vodna.vodne.vodneho.vodnej.vodnom.vodnu.vodny.vodnych.vodorovne.vodou.vodu.vody.vojaci.vojak.vojaka.vojakmi.vojakom.vojakov.vojen.vojenska.vojenske.vojenskeho.vojenskej.vojenskom.vojenskou.vojensku.vojensky.vojenskych.vojenskym.vojna.vojnach.vojne.vojnou.vojnove.vojnoveho.vojnovy.vojnovych.vojnu.vojny.vojsk.vojska.vojskam.vojskami.vojsko.vojskom.vojsku.vojtech.vojtecha.vojvoda.vojvodca.vojvodstva.vojvodstve.vojvodstvo.vojvodu.vokaly.vol.vola.volaju.volal.volala.volali.volat.volba.volbach.volbu.volby.volcanism.vole.volebne.volebneho.volebnom.volebny.voleny.voli.volicov.volieb.volit.volna.volne.volneho.volnej.volnom.volny.volnych.volnym.volu.volume.von.vonkajsej.vonkajsi.vonkajsia.vonkajsich.vonkajsie.vonkajsim.vonku.vopred.voz.vozidiel.vozidla.vozidlo.vozov.vozy.vplyv.vplyvom.vplyvov.vplyvu.vplyvy.vpravo.vpred.vpredu.vracia.vraj.vratane.vrati.vratil.vratila.vratili.vratit.vravi.vrazda.vrazdu.vrazdy.vrch.vrchna.vrchneho.vrchnej.vrchny.vrchoch.vrchol.vrchole.vrcholom.vrcholov.vrcholu.vrcholy.vrchom.vrchov.vrchu.vrchy.vrh.vrstiev.vrstva.vrstvach.vrstvami.vrstve.vrstvou.vrstvu.vrstvy.vs.vsade.vsak.vseobecna.vseobecne.vseobecnej.vseobecnu.vseobecny.vsetci.vsetka.vsetkeho.vsetko.vsetku.vsetky.vsetkych.vsetkym.vsetkymi.vsetok.vsi.vsimol.vstup.vstupe.vstupil.vstupila.vstupili.vstupit.vstupne.vstupny.vstupom.vstupu.vstupuje.vtak.vtakov.vtaky.vtedajsej.vtedajsi.vtedajsich.vtedajsie.vtedajsom.vtedy.vteka.vulkan.vulkanicke.vulkanicky.vulkanu.vy.vybavena.vybavene.vybavenia.vybavenie.vybaveny.vybavy.vyber.vybere.vyberu.vybezku.vybor.vyborne.vyborny.vyboru.vybral.vybrali.vybrane.vybrany.vybranych.vybrat.vybuch.vybuchu.vybudoval.vybudovali.vybudovana.vybudovane.vybudovany.vybudovat.vychadza.vychadzaju.vychadzal.vychadzala.vychadzali.vychadzat.vychod.vychode.vychodna.vychodne.vychodneho.vychodnej.vychodnom.v<text:soft-page-break/>ychodnu.vychodny.vychodnych.vychodnym.vychodu.vychova.vychove.vychovu.vychovy.vycvik.vycviku.vyd.vyda.vydal.vydala.vydali.vydalo.vydana.vydane.vydani.vydania.vydanie.vydanim.vydany.vydanych.vydat.vydata.vydava.vydavaju.vydaval.vydavanie.vydavat.vydavatel.vyhlad.vyhlasena.vyhlasene.vyhlaseni.vyhlasenia.vyhlasenie.vyhlasenim.vyhlaseny.vyhlasil.vyhlasila.vyhlasili.vyhlasilo.vyhnanstva.vyhnut.vyhodne.vyhodou.vyhodu.vyhody.vyhra.vyhradne.vyhral.vyhrala.vyhrali.vyhralo.vyhrat.vyhry.vyjadrenia.vyjadrenie.vyjadril.vyjadrit.vyjadrovat.vyjadruje.vyjadruju.vykazuje.vyklad.vykon.vykonal.vykonali.vykonana.vykonane.vykonat.vykonava.vykonavaju.vykonaval.vykonavali.vykonavat.vykone.vykonny.vykonom.vykonu.vykony.vyluceny.vylucne.vymedzenie.vymena.vymene.vymenou.vymenoval.vymenovany.vymenu.vymeny.vymyslel.vynalez.vynalezca.vynasiel.vyniesla.vynikajuce.vynikajuci.vynimkou.vynimku.vynimky.vynimocne.vypadol.vyplyva.vypocet.vypocitat.vypocty.vypracoval.vyprav.vyprava.vyprave.vypravu.vypravy.vypukla.vypuklo.vypuknuti.vypukol.vypustena.vypustenie.vyraba.vyrabaju.vyrabal.vyrabala.vyrabali.vyrabana.vyrabane.vyrabany.vyrabat.vyrastal.vyraz.vyrazna.vyrazne.vyraznou.vyrazny.vyraznym.vyrazom.vyrazov.vyrazu.vyrazy.vyriesit.vyroba.vyrobca.vyrobcom.vyrobcov.vyrobcovia.vyrobcu.vyrobe.vyrobena.vyrobene.vyrobeny.vyrobenych.vyrobil.vyrobit.vyrobkov.vyrobky.vyrobne.vyrobnych.vyrobou.vyrobu.vyroby.vyrocia.vyrocie.vyrok.vyroky.vyrovnat.vysady.vyse.vysetrenie.vysiel.vysiela.vysielania.vysielanie.vysielat.vyska.vyskach.vyske.vyskou.vysku.vyskum.vyskume.vyskumne.vyskumny.vyskumnych.vyskumom.vyskumov.vyskumu.vyskumy.vysky.vyskyt.vyskytom.vyskytu.vyskytuje.vyskytuju.vysla.vyslal.vysledkom.vysledkov.vysledku.vysledky.vysledny.vysledok.vysli.vyslo.vyslovil.vyslovne.vyslovnost.vyslovuje.vysny.vysoka.vysoke.vysokeho.vysokej.vysoko.vysokom.vysokou.vysoku.vysoky.vysokych.vysokym.vysokymi.vyssej.vyssi.vyssia.vyssich.vyssie.vyssieho.vyssim.vyssiu.vyssou.vystava.vystavba.vystavbe.vystavbou.vystavbu.vystavby.vystave.vystavene.vystaveny.vystavu.vystavy.vystriedal.vystudoval.vystup.vystupe.vystupeni.vystupenia.vystupenie.vystupil.vystupila.vystupili.vystupmi.vystupom.vystupov.vystupoval.vystupovat.vystupu.vystupuje.vystupuju.vystupy.vysvateny.vysvetlil.vysvetlit.vysvetluje.vytvara.vytvaraju.vytvarali.vytvarani.vytvaranie.vytvarat.vytvarne.vytvarneho.vytvarnik.vytvarnych.vytvorena.vytvorene.vytvoreni.vytvorenia.vytvorenie.vytvorenim.vytvoreniu.vytvoreny.vytvori.vytvoril.vytvorila.vytvorili.vytvorilo.vytvorit.vyucil.vyucoval.vyucovania.vyucovanie.vyuzil.vyuzili.vyuzit.vyuzitia.vyuzitie.vyuzitim.vyuziva.vyuzivaju.vyuzival.vyuzivala.vyuzivali.vyuzivana.vyuzivane.vyuzivanie.vyuzivany.vyuzivat.vyvija.vyvijal.vyvijat.vyvin.vyvinu.vyvinul.vyvinula.vyvinuli.vyvinut.vyvinuta.vyvinute.vyvinuty.vyvoj.vyvoja.vyvoji.vyvojom.vyvojove.vyvoju.vyvolal.vyvolalo.vyvolat.vyvolava.vyzaduje.vyzaduju.vyzbroj.vyzbroje.vyzdoba.vyzdobou.vyzdobu.vyzdoby.vyzera.vyzerat.vyziadala.vyznacuje.vyznacuju.vyznam.vyzname.vyznamna.vyznamne.vyznamneho.vyznamnej.vyznamni.vyznamnost.vyznamnou.vyznamnu.vyznamny.vyznamnych.vyznamnym.vyznamnymi.vyznamom.vyznamu.vyznamy.vyznania.vyzval.vzacne.vzacny.vzacnych.vzadu.vzajomne.vzajomneho.vzajomnej.vzajomnych.vzal.vzapati.vzbury.vzdal.vzdali.vzdat.vzdelania.vzdelanie.vzdialena.vzdialene.vzdialeny.vzduch.vzduchom.vzduchu.vzdusnych.vzdy.vzhlad.vzhladom.vzhladu.vziat.vzletova.vzlietol.vznik.vznika.vznikaju.vznikali.vznikat.vznikla.vznikli.vzniklo.vznikne.vzniknut.vzniknute.vznikol.vznikom.vzniku.vzor.vzorec.vzorky.vzorom.vzoru.vzory.vzostup.vzrastol.vztah.vztahmi.vztahoch.vztahom.vztahov.vztahu.vztahuje.vztahy.w.wagner.wales.wall.walter.wang.want.war.was.washington.watanabe.waters.way.we.web.webove.webovych.welt.west.western.what.when.white.who.width.wien.wiki.wikimedia.wikipedia.wikipedie.wikipedii.wikipediu.wild.wilhelm.will.william.williams.wilson.wimbledon.windows.with.without.work.world.wright.wta.www.x.xi.xii.xiii.xiv.xml.xvi.xx.y.year.years.yeung.york.yorku.you.young.your.youtube.z.za.zabavy.zaber.zabera.zaberaju.zabery.zabezpecil.zabezpecit.zabije.zabil.zabili.zabit.zabity.zabranit.zabranuje.zacal.zacala.zacali.zacalo.zacat.zachoval.zachovala.zachovali.zachovalo.zachovana.zachovane.zachovania.zachovanie.zachovany.zachovat.zachovava.zachranil.zachranit.zachranu.zachytava.zachytene.zachytit.zaciatkoch.zaciatkom.zaciatku.zaciatky.zaciatok.zacina.zacinaju.zacinal.zacinala.zacne.zacnu.zadarmo.zadna.zadne.zadnej.zadny.zadnych.zahajil.zahrad.zahrada.zahrade.zahrady.zahral.zahrala.zahranici.zahranicia.zahranicne.zahranicnu.zahranicny.zahrna.zahrnaju.zahrnuje.zahrnute.zahynul.zahynuli.zahynulo.zaistit.zaistuje.zajali.zajatcov.zajati.zajatia.zajaty.zakaz.zakazal.zakazane.zakaznikov.zaklad.zaklada.zakladatel.zaklade.zakladna.zakladne.zakladneho.zakladnej.zakladni.zakladnou.zakladnu.zakladny.zakladnych.zakladnym.zakladnymi.zakladoch.zakladom.zakladov.z<text:soft-page-break/>akladu.zaklady.zakon.zakona.zakone.zakonom.zakonov.zakony.zakratko.zalezi.zalezitost.zaliv.zalive.zalivu.zalohy.zalozena.zalozene.zalozenej.zalozeni.zalozenia.zalozenie.zalozeny.zalozenych.zalozil.zalozila.zalozili.zalozit.zaloznej.zaludnenia.zamer.zameral.zamerana.zamerane.zamerania.zameranie.zameranim.zamerany.zameriava.zamerne.zamerom.zamestnani.zamku.zamky.zamok.zanechal.zaner.zanik.zanikla.zanikli.zanikol.zaniku.zanre.zanrov.zanru.zaobera.zaoberaju.zaoberal.zaoberala.zaoberali.zaoberat.zapad.zapade.zapadna.zapadne.zapadneho.zapadnej.zapadnom.zapadnou.zapadnu.zapadny.zapadnych.zapadnym.zapadu.zapal.zapas.zapase.zapasoch.zapasov.zapasu.zapasy.zapis.zapisal.zapisana.zapisane.zapisany.zapisat.zapisu.zapisuje.zaplatit.zapojil.zaradena.zaradene.zaradenie.zaradeny.zaradil.zaradit.zaradovane.zaraduje.zaraduju.zariadeni.zariadenia.zariadenie.zariadenim.zaroven.zas.zasa.zasad.zasada.zasade.zasadne.zasady.zasah.zasahom.zasahu.zasahuje.zasahy.zase.zasiahla.zasiahli.zasiahnut.zasiahol.zasluhou.zasluhy.zasluzil.zasob.zasoby.zastancom.zastarano.zastava.zastaval.zastavby.zastavena.zastavenie.zastavil.zastavit.zastavka.zastavky.zastupca.zastupcom.zastupcov.zastupcu.zastupene.zastupenie.zastupoval.zastupuje.zasvateny.zatazenie.zatial.zatialco.zatknuty.zato.zatvorkach.zatvorke.zaujal.zaujem.zaujima.zaujimal.zaujimat.zaujimava.zaujimave.zaujimavy.zaujme.zaujmom.zaujmov.zaujmu.zaujmy.zautocil.zautocili.zautocit.zavazne.zavazok.zavedena.zavedene.zavedenie.zavedenim.zavedeny.zaver.zavere.zaveru.zavery.zaviedla.zaviedli.zaviedol.zaviest.zavisi.zavisla.zavisle.zavislost.zavislosti.zavisly.zavod.zavode.zavodu.zavody.zavrazdeny.zazil.zazitky.zazitok.zaznam.zaznamenal.zaznamov.zaznamu.zaznamy.zb.zbaveny.zbavit.zbierka.zbierkach.zbierke.zbierkou.zbierku.zbierky.zbierok.zbor.zbornik.zborov.zboru.zbory.zbran.zbranami.zbrane.zbrani.zbranou.zbytocne.zda.zdaleka.zdalo.zdanliva.zdanlivo.zde.zdedil.zdenek.zdobene.zdoraznuje.zdravia.zdravie.zdravotne.zdroj.zdroja.zdroje.zdrojmi.zdrojom.zdrojov.zdrojovy.zdruzeni.zdruzenia.zdruzenie.zdruzuje.zdrzal.zdvih.ze.zeland.zelena.zelene.zelenej.zeleny.zelenych.zeleza.zeleznic.zeleznica.zeleznice.zeleznicna.zeleznicne.zeleznicnu.zeleznicny.zelezo.zem.zeme.zemepisnej.zemi.zemou.zemskeho.zemskej.zena.zenami.zenaty.zene.zenou.zenska.zenske.zenskeho.zenskej.zensky.zenskych.zenu.zeny.zhodne.zhora.zhrnutie.zhruba.zhubny.ziaci.ziada.ziadal.ziadali.ziaden.ziadna.ziadne.ziadneho.ziadnej.zia</text:p>
      <text:p text:style-name="Standard">dnom.ziadnu.ziadny.ziadost.ziadosti.ziak.ziakom.ziakov.zial.ziarenia.ziarenie.zidia.zidov.zidovska.zidovske.zidovskeho.zidovskej.zidovsky.zidovskych.zien.zigmund.zije.ziju.zijuce.zijuceho.zijuci.zijucich.zil.zila.zili.zilina.ziline.ziliny.zilo.zima.zime.zimne.zimny.zimnych.zimy.zisk.ziska.ziskal.ziskala.ziskali.ziskalo.ziskane.ziskani.ziskanie.ziskanych.ziskat.ziskava.ziskavaju.ziskaval.ziskavanie.ziskavat.ziskom.zisku.zistene.zistenie.zisti.zistil.zistili.zistilo.zistit.zistuje.zit.ziva.zive.zivej.zivi.zivia.zivil.zivocichov.zivocichy.zivot.zivota.zivote.zivotne.zivotneho.zivotnej.zivotnost.zivotny.zivotnych.zivotom.zivotopis.zivotu.zivoty.zivy.zivych.zjavne.zjazd.zjazde.zjednotit.zla.zlata.zlate.zlateho.zlatej.zlato.zlatom.zlatou.zlatu.zlaty.zlatych.zlava.zlazy.zle.zlepsenie.zlepsit.zliatiny.zlo.zlociny.zlom.zlozena.zlozene.zlozeni.zlozenia.zlozenie.zlozenim.zlozeny.zloziek.zlozil.zlozite.zlozity.zlozka.zlozkou.zlozku.zlozky.zlta.zlte.zltej.zlto.zlty.zlucenim.zlucenin.zluceniny.zly.zlyhanie.zmazanie.zmazat.zmena.zmenach.zmenam.zmenami.zmene.zmenene.zmeneny.zmeni.zmenil.zmenila.zmenili.zmenilo.zmenit.zmenou.zmenu.zmeny.zmes.zmesi.zmesou.zmien.zmienka.zmienku.zmienky.zmiesane.zmluv.zmluva.zmluve.zmluvou.zmluvu.zmluvy.zmocnil.zmysel.zmysle.zmyslom.zmyslu.znaci.znaciek.znacka.znacke.znackou.znackovany.znacku.znacky.znacna.znacne.znacnej.znacnu.znacny.znak.znakmi.znakom.znakov.znaku.znaky.znalost.znalosti.znama.zname.znameho.znamej.znamena.znamenal.znamenala.znamenalo.znamenat.znameni.znamenie.znami.znamky.znamou.znamu.znamy.znamych.znamym.znamymi.znasky.znazornuje.zneni.znenie.znicena.znicene.znicenie.zniceny.znicenych.znicil.znicila.znicili.znicit.znie.znizenie.znizil.znizit.znizuje.znova.znovu.zo.zobral.zobrazene.zobrazenia.zobrazenie.zobrazeny.zobrazi.zobrazili.zobrazit.zobrazuje.zobrazuju.zodpoveda.zodpovedna.zodpovedny.zohladnia.zoltowski.zomiera.zomrel.zomrela.zomreli.zomrelo.zon.zona.zone.zony.zoo.zopar.zoradene.zoskupenia.zoskupenie.zostal.zostala.zostali.zostalo.zostane.zostat.zostava.zostavaju.zostave.zostavil.zostavy.zotrval.zoznam.zozname.zoznamil.zoznamu.zoznamy.zraneni.zranenia.zranenie.zraneny.zranenych.zrazky.zrazok.zrazu.zrejme.zretelne.zriadena.zriadene.zriadeni.zriadenia.zriadenie.zriadeny.zriadil.zriedka.zriedkave.zriedkavo.zrkadla.zrkadlo.zrucanina.zrucnosti.zrusena.zrusene.zruseni.zrusenie.zruseny.zrusil.zrusit.zrychlenie.zs.zssr.zu.zubov.zuby.zucastnil.zucastnila.zucastnili.zucastnilo.zucastnit.zucastnuje.zucastnuju.zupa.zupy.zur.zuzana.zv.zvacsa.zvacsenie.zvacsuje.z<text:soft-page-break/>vanej.zvany.zvaz.zvaze.zvazkov.zvazku.zvazky.zvazok.zvazu.zverejnene.zverejnil.zveri.zviera.zvierat.zvierata.zvitazil.zvitazila.zvlast.zvlastne.zvlastny.zvlastnym.zvolen.zvolena.zvolene.zvoleni.zvoleny.zvolil.zvolili.zvolit.zvon.zvonica.zvony.zvuk.zvukova.zvukove.zvuku.zvuky.zvycajne.zvykne.zvyknu.zvykom.zvyky.zvysena.zvysenej.zvysenie.zvyseny.zvysi.zvysil.zvysila.zvysit.zvyskov.zvysku.zvysky.zvysne.zvysnych.zvysok.zvysovanie.zvysuje.zvysuju."; </text:p>
      <text:p text:style-name="Standard"/>
      <text:p text:style-name="Standard">int pos0=0, pos1=0, p=0; </text:p>
      <text:p text:style-name="Standard">for(int i=0; i&lt;lol.length(); i++) </text:p>
      <text:p text:style-name="Standard">if(lol[i]=='.'){ pos1=i; </text:p>
      <text:p text:style-name="Standard">pole[p]=lol.substr(pos0,pos1-pos0); </text:p>
      <text:p text:style-name="Standard">p++;pos0=pos1+1;} </text:p>
      <text:p text:style-name="Standard">string slovo; </text:p>
      <text:p text:style-name="Standard">char najdene[10000][30]; </text:p>
      <text:p text:style-name="Standard">int l=-1; </text:p>
      <text:p text:style-name="Standard">int ch=0; </text:p>
      <text:p text:style-name="Standard">char odpoved='0'; </text:p>
      <text:p text:style-name="Standard">while(cin&gt;&gt;slovo){ </text:p>
      <text:p text:style-name="Standard">if(slovo.find('_')!=string::npos &amp;&amp; slovo.length()&gt;2){ </text:p>
      <text:p text:style-name="Standard"/>
      <text:p text:style-name="Standard">for (int i=0; i&lt;slovo.length(); i++){ </text:p>
      <text:p text:style-name="Standard">int c=(int)slovo[i]; </text:p>
      <text:p text:style-name="Standard">if(c&gt;64 &amp;&amp; c&lt;91) c+=32; </text:p>
      <text:p text:style-name="Standard">slovo[i]=(char)c; </text:p>
      <text:p text:style-name="Standard">}<text:tab/><text:tab/><text:tab/>//convert </text:p>
      <text:p text:style-name="Standard"/>
      <text:p text:style-name="Standard">int naj=slovo.length()*0.0;l++; </text:p>
      <text:p text:style-name="Standard">if(l&gt;2000) break; </text:p>
      <text:p text:style-name="Standard">najdene[l][0]='0'; </text:p>
      <text:p text:style-name="Standard">najdene[l][1]='0'; </text:p>
      <text:p text:style-name="Standard">for(int i=0; i&lt;pocet; i++){ </text:p>
      <text:p text:style-name="Standard">if(slovo[0]!='_' &amp;&amp; slovo[0]!=pole[i][0]) continue; </text:p>
      <text:p text:style-name="Standard">if(naj&lt;=pole[i].length()){ </text:p>
      <text:p text:style-name="Standard">if(slovo.length()&gt;=pole[i].length() &amp;&amp; slovo.find('_')&lt;=pole[i].length()){ </text:p>
      <text:p text:style-name="Standard">if(find(slovo, pole[i])==true){if(pole[i].length()&gt;naj){ch=0;naj=pole[i].length();} </text:p>
      <text:p text:style-name="Standard">bool ok=false; </text:p>
      <text:p text:style-name="Standard">for(int k=0; k&lt;=ch; k++){ </text:p>
      <text:p text:style-name="Standard">if(najdene[l][k]==slovo[slovo.find('_')]){ok=true; break;}; </text:p>
      <text:p text:style-name="Standard">} </text:p>
      <text:p text:style-name="Standard">if(ok==false) najdene[l][ch++]=pole[i][slovo.find('_')]; </text:p>
      <text:p text:style-name="Standard">najdene[l][ch]='0'; </text:p>
      <text:p text:style-name="Standard">} </text:p>
      <text:p text:style-name="Standard">} </text:p>
      <text:p text:style-name="Standard">} </text:p>
      <text:p text:style-name="Standard">} </text:p>
      <text:p text:style-name="Standard">if(najdene[l][1]=='0' &amp;&amp; najdene[l][0]!='0' &amp;&amp; naj&gt;=slovo.length()){ max[ma++]=najdene[l][0]; if(brek&lt;10) brek++; else break;} </text:p>
      <text:p text:style-name="Standard">} </text:p>
      <text:p text:style-name="Standard">} </text:p>
      <text:p text:style-name="Standard"/>
      <text:p text:style-name="Standard"/>
      <text:p text:style-name="Standard">vector &lt;int&gt; M; </text:p>
      <text:p text:style-name="Standard">M.resize(30); </text:p>
      <text:p text:style-name="Standard"><text:soft-page-break/></text:p>
      <text:p text:style-name="Standard">for(int i=0; i&lt;=l; i++){int pos=0; </text:p>
      <text:p text:style-name="Standard">while(najdene[i][pos]!='0'){ </text:p>
      <text:p text:style-name="Standard">if(!(M[(int)najdene[i][pos]-96]&gt;0)) M[(int)najdene[i][pos]-96]=1; </text:p>
      <text:p text:style-name="Standard">else M[(int)najdene[i][pos]-96]++; </text:p>
      <text:p text:style-name="Standard">pos++; </text:p>
      <text:p text:style-name="Standard">} </text:p>
      <text:p text:style-name="Standard">} </text:p>
      <text:p text:style-name="Standard">int naj=0; </text:p>
      <text:p text:style-name="Standard">for(int i=0; i&lt;ma; i++){ M[(int)max[i]-96]*=2;} </text:p>
      <text:p text:style-name="Standard"/>
      <text:p text:style-name="Standard"/>
      <text:p text:style-name="Standard">for ( int o=0; o&lt;=26; o++ ){ </text:p>
      <text:p text:style-name="Standard">if(M[o]&gt;naj) </text:p>
      <text:p text:style-name="Standard">naj=M[o]; </text:p>
      <text:p text:style-name="Standard">} </text:p>
      <text:p text:style-name="Standard"/>
      <text:p text:style-name="Standard"/>
      <text:p text:style-name="Standard"/>
      <text:p text:style-name="Standard">for ( int o=0; o&lt;=26; o++ ){ </text:p>
      <text:p text:style-name="Standard">if(M[o]==naj) </text:p>
      <text:p text:style-name="Standard">{ </text:p>
      <text:p text:style-name="Standard">odpoved=(char)(o+96); </text:p>
      <text:p text:style-name="Standard">break; </text:p>
      <text:p text:style-name="Standard">} </text:p>
      <text:p text:style-name="Standard">} </text:p>
      <text:p text:style-name="Standard"/>
      <text:p text:style-name="Standard">if(odpoved=='0') while(true) true; </text:p>
      <text:p text:style-name="Standard">cout&lt;&lt;odpoved&lt;&lt;endl; 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1-01T16:11:37</meta:creation-date>
    <dc:date>2012-01-06T20:31:05</dc:date>
    <dc:creator>kabell </dc:creator>
    <meta:editing-duration>PT1H5M22S</meta:editing-duration>
    <meta:editing-cycles>5</meta:editing-cycles>
    <meta:generator>LibreOffice/3.4$Unix LibreOffice_project/340m1$Build-402</meta:generator>
    <meta:document-statistic meta:table-count="0" meta:image-count="0" meta:object-count="0" meta:page-count="27" meta:paragraph-count="334" meta:word-count="1030" meta:character-count="103429" meta:non-whitespace-character-count="101105"/>
  </office:meta>
</office:document-meta>
</file>